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lbany AMT" svg:font-family="'Albany AMT'" style:font-family-generic="swiss" style:font-pitch="variable"/>
    <style:font-face style:name="Albany AMT1" svg:font-family="'Albany AMT'" style:font-family-generic="system" style:font-pitch="variable"/>
  </office:font-face-decls>
  <office:automatic-styles>
    <style:style style:name="co1" style:family="table-column">
      <style:table-column-properties fo:break-before="auto" style:column-width="0.4098in"/>
    </style:style>
    <style:style style:name="co2" style:family="table-column">
      <style:table-column-properties fo:break-before="auto" style:column-width="3.9028in"/>
    </style:style>
    <style:style style:name="co3" style:family="table-column">
      <style:table-column-properties fo:break-before="auto" style:column-width="1.5291in"/>
    </style:style>
    <style:style style:name="co4" style:family="table-column">
      <style:table-column-properties fo:break-before="auto" style:column-width="1.9646in"/>
    </style:style>
    <style:style style:name="co5" style:family="table-column">
      <style:table-column-properties fo:break-before="auto" style:column-width="1.1563in"/>
    </style:style>
    <style:style style:name="co6" style:family="table-column">
      <style:table-column-properties fo:break-before="auto" style:column-width="0.9173in"/>
    </style:style>
    <style:style style:name="co7" style:family="table-column">
      <style:table-column-properties fo:break-before="auto" style:column-width="0.3783in"/>
    </style:style>
    <style:style style:name="co8" style:family="table-column">
      <style:table-column-properties fo:break-before="auto" style:column-width="0.8925in"/>
    </style:style>
    <style:style style:name="co9" style:family="table-column">
      <style:table-column-properties fo:break-before="auto" style:column-width="4.1075in"/>
    </style:style>
    <style:style style:name="co10" style:family="table-column">
      <style:table-column-properties fo:break-before="auto" style:column-width="0.9299in"/>
    </style:style>
    <style:style style:name="co11" style:family="table-column">
      <style:table-column-properties fo:break-before="auto" style:column-width="0.6827in"/>
    </style:style>
    <style:style style:name="co12" style:family="table-column">
      <style:table-column-properties fo:break-before="auto" style:column-width="1.2945in"/>
    </style:style>
    <style:style style:name="co13" style:family="table-column">
      <style:table-column-properties fo:break-before="auto" style:column-width="0.5in"/>
    </style:style>
    <style:style style:name="co14" style:family="table-column">
      <style:table-column-properties fo:break-before="auto" style:column-width="0.8in"/>
    </style:style>
    <style:style style:name="co15" style:family="table-column">
      <style:table-column-properties fo:break-before="auto" style:column-width="0.63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9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 style:data-style-name="N37"/>
    <style:style style:name="ce2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  <style:text-properties fo:font-weight="bold"/>
    </style:style>
    <style:style style:name="ce3" style:family="table-cell" style:parent-style-name="Default">
      <style:table-cell-properties fo:background-color="#cccccc" style:text-align-source="fix" style:repeat-content="false"/>
      <style:paragraph-properties fo:text-align="center"/>
      <style:text-properties fo:font-weight="bold"/>
    </style:style>
    <style:style style:name="ce4" style:family="table-cell" style:parent-style-name="Default">
      <style:table-cell-properties style:text-align-source="fix" style:repeat-content="false"/>
      <style:paragraph-properties fo:text-align="center"/>
    </style:style>
    <style:style style:name="ce5" style:family="table-cell" style:parent-style-name="Default">
      <style:table-cell-properties fo:background-color="#cccccc"/>
      <style:text-properties fo:font-weight="bold"/>
    </style:style>
    <style:style style:name="ce6" style:family="table-cell" style:parent-style-name="Default">
      <style:table-cell-properties style:text-align-source="fix" style:repeat-content="false"/>
      <style:paragraph-properties fo:text-align="start"/>
    </style:style>
    <style:style style:name="ce7" style:family="table-cell" style:parent-style-name="Default" style:data-style-name="N100">
      <style:table-cell-properties style:text-align-source="fix" style:repeat-content="false"/>
      <style:paragraph-properties fo:text-align="center"/>
    </style:style>
    <style:style style:name="ce8" style:family="table-cell" style:parent-style-name="Default">
      <style:table-cell-properties fo:background-color="#ff9966" style:text-align-source="fix" style:repeat-content="false" style:vertical-align="middle"/>
      <style:paragraph-properties fo:text-align="center"/>
      <style:text-properties fo:font-weight="bold"/>
    </style:style>
    <style:style style:name="ce9" style:family="table-cell" style:parent-style-name="Default">
      <style:table-cell-properties fo:background-color="#ff9966" style:text-align-source="fix" style:repeat-content="false"/>
      <style:paragraph-properties fo:text-align="center"/>
      <style:text-properties fo:font-weight="bold"/>
    </style:style>
    <style:style style:name="ce10" style:family="table-cell" style:parent-style-name="Default">
      <style:table-cell-properties fo:background-color="#ffcc99" style:text-align-source="fix" style:repeat-content="false"/>
      <style:paragraph-properties fo:text-align="center"/>
    </style:style>
    <style:style style:name="ce11" style:family="table-cell" style:parent-style-name="Default">
      <style:table-cell-properties fo:background-color="#00b8ff" style:text-align-source="fix" style:repeat-content="false" style:vertical-align="middle"/>
      <style:paragraph-properties fo:text-align="center"/>
      <style:text-properties fo:font-weight="bold"/>
    </style:style>
    <style:style style:name="ce12" style:family="table-cell" style:parent-style-name="Default">
      <style:table-cell-properties fo:background-color="#00b8ff" style:text-align-source="fix" style:repeat-content="false"/>
      <style:paragraph-properties fo:text-align="center"/>
      <style:text-properties fo:font-weight="bold"/>
    </style:style>
    <style:style style:name="ce13" style:family="table-cell" style:parent-style-name="Default">
      <style:table-cell-properties fo:background-color="#99ccff" style:text-align-source="fix" style:repeat-content="false"/>
      <style:paragraph-properties fo:text-align="center"/>
    </style:style>
    <style:style style:name="ce14" style:family="table-cell" style:parent-style-name="Default">
      <style:table-cell-properties fo:background-color="#00b8ff"/>
      <style:text-properties fo:font-weight="bold"/>
    </style:style>
    <style:style style:name="ce15" style:family="table-cell" style:parent-style-name="Default">
      <style:table-cell-properties fo:background-color="#ffff99" style:text-align-source="fix" style:repeat-content="false" style:vertical-align="middle"/>
      <style:paragraph-properties fo:text-align="center"/>
      <style:text-properties fo:font-weight="bold"/>
    </style:style>
    <style:style style:name="ce16" style:family="table-cell" style:parent-style-name="Default">
      <style:table-cell-properties fo:background-color="#ffff99" style:text-align-source="fix" style:repeat-content="false"/>
      <style:paragraph-properties fo:text-align="center"/>
      <style:text-properties fo:font-weight="bold"/>
    </style:style>
    <style:style style:name="ce17" style:family="table-cell" style:parent-style-name="Default">
      <style:table-cell-properties fo:background-color="#ffffcc" style:text-align-source="fix" style:repeat-content="false"/>
      <style:paragraph-properties fo:text-align="center"/>
    </style:style>
    <style:style style:name="ce18" style:family="table-cell" style:parent-style-name="Default">
      <style:table-cell-properties fo:background-color="#ffff99"/>
      <style:text-properties fo:font-weight="bold"/>
    </style:style>
    <style:style style:name="ce19" style:family="table-cell" style:parent-style-name="Default">
      <style:table-cell-properties fo:background-color="#cccccc"/>
    </style:style>
    <style:style style:name="ce20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  <style:style style:name="ce21" style:family="table-cell" style:parent-style-name="Default">
      <style:table-cell-properties style:text-align-source="fix" style:repeat-content="false"/>
      <style:paragraph-properties fo:text-align="center"/>
      <style:text-properties fo:font-weight="bold"/>
    </style:style>
  </office:automatic-styles>
  <office:body>
    <office:spreadsheet>
      <table:table table:name="Sheet1_2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Topic</text:p>
          </table:table-cell>
          <table:table-cell office:value-type="string">
            <text:p>Project</text:p>
          </table:table-cell>
          <table:table-cell office:value-type="string">
            <text:p>Component</text:p>
          </table:table-cell>
          <table:table-cell office:value-type="string">
            <text:p>Version</text:p>
          </table:table-cell>
          <table:table-cell office:value-type="string">
            <text:p>Type</text:p>
          </table:table-cell>
          <table:table-cell office:value-type="string">
            <text:p>Status</text:p>
          </table:table-cell>
          <table:table-cell table:number-columns-repeated="2"/>
        </table:table-row>
      </table:table>
      <table:table table:name="Sheet1_3" table:style-name="ta1" table:print="false">
        <table:table-column table:style-name="co1" table:default-cell-style-name="ce4"/>
        <table:table-column table:style-name="co9" table:default-cell-style-name="ce6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number-columns-repeated="5" table:default-cell-style-name="ce10"/>
        <table:table-column table:style-name="co14" table:number-columns-repeated="4" table:default-cell-style-name="ce13"/>
        <table:table-column table:style-name="co14" table:number-columns-repeated="8" table:default-cell-style-name="ce17"/>
        <table:table-column table:style-name="co15" table:default-cell-style-name="ce20"/>
        <table:table-column table:style-name="co8" table:default-cell-style-name="Default"/>
        <table:table-row table:style-name="ro1">
          <table:table-cell table:style-name="ce2" office:value-type="string" table:number-columns-spanned="5" table:number-rows-spanned="1">
            <text:p>Bugs &amp; Features</text:p>
          </table:table-cell>
          <table:covered-table-cell table:style-name="ce5"/>
          <table:covered-table-cell table:number-columns-repeated="3" table:style-name="ce3"/>
          <table:table-cell table:style-name="ce8" office:value-type="string" table:number-columns-spanned="5" table:number-rows-spanned="1">
            <text:p>Developer Ranking</text:p>
          </table:table-cell>
          <table:covered-table-cell table:number-columns-repeated="4" table:style-name="ce9"/>
          <table:table-cell table:style-name="ce11" office:value-type="string" table:number-columns-spanned="4" table:number-rows-spanned="1">
            <text:p>Customer Ranking</text:p>
          </table:table-cell>
          <table:covered-table-cell table:number-columns-repeated="3" table:style-name="ce14"/>
          <table:table-cell table:style-name="ce15" office:value-type="string" table:number-columns-spanned="8" table:number-rows-spanned="1">
            <text:p>Top Prospect Ranking</text:p>
          </table:table-cell>
          <table:covered-table-cell table:number-columns-repeated="7" table:style-name="ce18"/>
          <table:table-cell table:style-name="ce19"/>
          <table:table-cell/>
        </table:table-row>
        <table:table-row table:style-name="ro2">
          <table:table-cell table:style-name="ce3" office:value-type="string">
            <text:p>ID</text:p>
          </table:table-cell>
          <table:table-cell table:style-name="ce5" office:value-type="string">
            <text:p>Topic</text:p>
          </table:table-cell>
          <table:table-cell table:style-name="ce3" office:value-type="string">
            <text:p>Component</text:p>
          </table:table-cell>
          <table:table-cell table:style-name="ce3" office:value-type="string">
            <text:p>Version</text:p>
          </table:table-cell>
          <table:table-cell table:style-name="ce3" office:value-type="string">
            <text:p>Type</text:p>
          </table:table-cell>
          <table:table-cell table:style-name="ce9" office:value-type="string">
            <text:p>Jim</text:p>
          </table:table-cell>
          <table:table-cell table:style-name="ce9" office:value-type="string">
            <text:p>Jesse</text:p>
          </table:table-cell>
          <table:table-cell table:style-name="ce9" office:value-type="string">
            <text:p>Wen</text:p>
          </table:table-cell>
          <table:table-cell table:style-name="ce9" office:value-type="string">
            <text:p>John</text:p>
          </table:table-cell>
          <table:table-cell table:style-name="ce9" office:value-type="string">
            <text:p>Mitch</text:p>
          </table:table-cell>
          <table:table-cell table:style-name="ce12" office:value-type="string">
            <text:p>SCEA</text:p>
          </table:table-cell>
          <table:table-cell table:style-name="ce12" office:value-type="string">
            <text:p>ICVFX</text:p>
          </table:table-cell>
          <table:table-cell table:style-name="ce12" office:value-type="string">
            <text:p>Radar</text:p>
          </table:table-cell>
          <table:table-cell table:style-name="ce12" office:value-type="string">
            <text:p>Nathan</text:p>
          </table:table-cell>
          <table:table-cell table:style-name="ce16" office:value-type="string">
            <text:p>TheO</text:p>
          </table:table-cell>
          <table:table-cell table:style-name="ce16" office:value-type="string">
            <text:p>Lumiere</text:p>
          </table:table-cell>
          <table:table-cell table:style-name="ce16" office:value-type="string">
            <text:p>RedVision</text:p>
          </table:table-cell>
          <table:table-cell table:style-name="ce16" office:value-type="string">
            <text:p>RTT</text:p>
          </table:table-cell>
          <table:table-cell table:style-name="ce16" office:value-type="string">
            <text:p>ShadBox</text:p>
          </table:table-cell>
          <table:table-cell table:style-name="ce16" office:value-type="string">
            <text:p>BP</text:p>
          </table:table-cell>
          <table:table-cell table:style-name="ce16" office:value-type="string">
            <text:p>VCL</text:p>
          </table:table-cell>
          <table:table-cell table:style-name="ce16" office:value-type="string">
            <text:p>Krayon</text:p>
          </table:table-cell>
          <table:table-cell table:style-name="ce3" office:value-type="string">
            <text:p>Priority</text:p>
          </table:table-cell>
          <table:table-cell table:style-name="ce21"/>
        </table:table-row>
        <table:table-row table:style-name="ro1">
          <table:table-cell office:value-type="float" office:value="1297">
            <text:p>1297</text:p>
          </table:table-cell>
          <table:table-cell office:value-type="string">
            <text:p>Builder Man Pages </text:p>
          </table:table-cell>
          <table:table-cell office:value-type="string">
            <text:p>Docs </text:p>
          </table:table-cell>
          <table:table-cell office:value-type="string">
            <text:p>2.3.11 </text:p>
          </table:table-cell>
          <table:table-cell office:value-type="string">
            <text:p>Feature Request </text:p>
          </table:table-cell>
          <table:table-cell/>
          <table:table-cell office:value-type="float" office:value="5">
            <text:p>5</text:p>
          </table:table-cell>
          <table:table-cell table:number-columns-repeated="15"/>
          <table:table-cell table:formula="oooc:=SUM(SUM([.K3:.N3]);PRODUCT(0.5;SUM([.O3:.V3]))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802">
            <text:p>802</text:p>
          </table:table-cell>
          <table:table-cell office:value-type="string">
            <text:p>Update the Manual </text:p>
          </table:table-cell>
          <table:table-cell office:value-type="string">
            <text:p>Docs </text:p>
          </table:table-cell>
          <table:table-cell office:value-type="string">
            <text:p>2.1.2 </text:p>
          </table:table-cell>
          <table:table-cell office:value-type="string">
            <text:p>Improvement </text:p>
          </table:table-cell>
          <table:table-cell table:number-columns-repeated="2"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14"/>
          <table:table-cell table:formula="oooc:=SUM(SUM([.K4:.N4]);PRODUCT(0.5;SUM([.O4:.V4]))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319">
            <text:p>1319</text:p>
          </table:table-cell>
          <table:table-cell office:value-type="string">
            <text:p>Needs docs for Eclipse pipeline-local setup </text:p>
          </table:table-cell>
          <table:table-cell office:value-type="string">
            <text:p>Docs </text:p>
          </table:table-cell>
          <table:table-cell office:value-type="string">
            <text:p>2.3.12 </text:p>
          </table:table-cell>
          <table:table-cell office:value-type="string">
            <text:p>Improvement </text:p>
          </table:table-cell>
          <table:table-cell/>
          <table:table-cell office:value-type="float" office:value="5">
            <text:p>5</text:p>
          </table:table-cell>
          <table:table-cell table:number-columns-repeated="15"/>
          <table:table-cell table:formula="oooc:=SUM(SUM([.K5:.N5]);PRODUCT(0.5;SUM([.O5:.V5]))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66">
            <text:p>366</text:p>
          </table:table-cell>
          <table:table-cell office:value-type="string">
            <text:p>PLS Frame Increment Incorrect </text:p>
          </table:table-cell>
          <table:table-cell office:value-type="string">
            <text:p>General </text:p>
          </table:table-cell>
          <table:table-cell office:value-type="string">
            <text:p>1.9.15 </text:p>
          </table:table-cell>
          <table:table-cell office:value-type="string">
            <text:p>Annoyance 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12"/>
          <table:table-cell table:formula="oooc:=SUM(SUM([.K6:.N6]);PRODUCT(0.5;SUM([.O6:.V6]))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395">
            <text:p>1395</text:p>
          </table:table-cell>
          <table:table-cell office:value-type="string">
            <text:p>overly restrictive prohibitions on checkout </text:p>
          </table:table-cell>
          <table:table-cell office:value-type="string">
            <text:p>General </text:p>
          </table:table-cell>
          <table:table-cell office:value-type="string">
            <text:p>2.3.14 </text:p>
          </table:table-cell>
          <table:table-cell office:value-type="string">
            <text:p>Annoyance </text:p>
          </table:table-cell>
          <table:table-cell office:value-type="float" office:value="5">
            <text:p>5</text:p>
          </table:table-cell>
          <table:table-cell table:number-columns-repeated="16"/>
          <table:table-cell table:formula="oooc:=SUM(SUM([.K7:.N7]);PRODUCT(0.5;SUM([.O7:.V7]))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424">
            <text:p>1424</text:p>
          </table:table-cell>
          <table:table-cell office:value-type="string">
            <text:p>Lack of Case Insensitve Nodename checks breaks CIFS </text:p>
          </table:table-cell>
          <table:table-cell office:value-type="string">
            <text:p>General </text:p>
          </table:table-cell>
          <table:table-cell office:value-type="string">
            <text:p>2.3.15 </text:p>
          </table:table-cell>
          <table:table-cell office:value-type="string">
            <text:p>Defect </text:p>
          </table:table-cell>
          <table:table-cell office:value-type="float" office:value="5">
            <text:p>5</text:p>
          </table:table-cell>
          <table:table-cell table:number-columns-repeated="16"/>
          <table:table-cell table:formula="oooc:=SUM(SUM([.K8:.N8]);PRODUCT(0.5;SUM([.O8:.V8]))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523">
            <text:p>1523</text:p>
          </table:table-cell>
          <table:table-cell office:value-type="string">
            <text:p>plscript privileges no return error </text:p>
          </table:table-cell>
          <table:table-cell office:value-type="string">
            <text:p>General </text:p>
          </table:table-cell>
          <table:table-cell office:value-type="string">
            <text:p>2.4.1 </text:p>
          </table:table-cell>
          <table:table-cell office:value-type="string">
            <text:p>Defect </text:p>
          </table:table-cell>
          <table:table-cell table:number-columns-repeated="17"/>
          <table:table-cell table:formula="oooc:=SUM(SUM([.K9:.N9]);PRODUCT(0.5;SUM([.O9:.V9]))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595">
            <text:p>1595</text:p>
          </table:table-cell>
          <table:table-cell office:value-type="string">
            <text:p>Can't Delete old Node </text:p>
          </table:table-cell>
          <table:table-cell office:value-type="string">
            <text:p>General </text:p>
          </table:table-cell>
          <table:table-cell office:value-type="string">
            <text:p>2.4.1 </text:p>
          </table:table-cell>
          <table:table-cell office:value-type="string">
            <text:p>Defect </text:p>
          </table:table-cell>
          <table:table-cell table:number-columns-repeated="17"/>
          <table:table-cell table:formula="oooc:=SUM(SUM([.K10:.N10]);PRODUCT(0.5;SUM([.O10:.V10]))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75">
            <text:p>275</text:p>
          </table:table-cell>
          <table:table-cell office:value-type="string">
            <text:p>Distributed Jobs </text:p>
          </table:table-cell>
          <table:table-cell office:value-type="string">
            <text:p>General </text:p>
          </table:table-cell>
          <table:table-cell office:value-type="string">
            <text:p>1.9.3 </text:p>
          </table:table-cell>
          <table:table-cell office:value-type="string">
            <text:p>Feature Request </text:p>
          </table:table-cell>
          <table:table-cell table:number-columns-repeated="17"/>
          <table:table-cell table:formula="oooc:=SUM(SUM([.K11:.N11]);PRODUCT(0.5;SUM([.O11:.V11]))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67">
            <text:p>367</text:p>
          </table:table-cell>
          <table:table-cell office:value-type="string">
            <text:p>Remote Clients / Secondary Servers </text:p>
          </table:table-cell>
          <table:table-cell office:value-type="string">
            <text:p>General </text:p>
          </table:table-cell>
          <table:table-cell office:value-type="string">
            <text:p>1.9.15 </text:p>
          </table:table-cell>
          <table:table-cell office:value-type="string">
            <text:p>Feature Request </text:p>
          </table:table-cell>
          <table:table-cell office:value-type="float" office:value="5">
            <text:p>5</text:p>
          </table:table-cell>
          <table:table-cell table:number-columns-repeated="10"/>
          <table:table-cell table:number-columns-repeated="2" office:value-type="float" office:value="5">
            <text:p>5</text:p>
          </table:table-cell>
          <table:table-cell table:number-columns-repeated="4"/>
          <table:table-cell table:formula="oooc:=SUM(SUM([.K12:.N12]);PRODUCT(0.5;SUM([.O12:.V12])))"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478">
            <text:p>478</text:p>
          </table:table-cell>
          <table:table-cell office:value-type="string">
            <text:p>Parameter Nodes and Linking Parameters </text:p>
          </table:table-cell>
          <table:table-cell office:value-type="string">
            <text:p>General </text:p>
          </table:table-cell>
          <table:table-cell office:value-type="string">
            <text:p>1.9.21 </text:p>
          </table:table-cell>
          <table:table-cell office:value-type="string">
            <text:p>Feature Request </text:p>
          </table:table-cell>
          <table:table-cell office:value-type="float" office:value="5">
            <text:p>5</text:p>
          </table:table-cell>
          <table:table-cell table:number-columns-repeated="5"/>
          <table:table-cell office:value-type="float" office:value="5">
            <text:p>5</text:p>
          </table:table-cell>
          <table:table-cell table:number-columns-repeated="10"/>
          <table:table-cell table:formula="oooc:=SUM(SUM([.K13:.N13]);PRODUCT(0.5;SUM([.O13:.V13])))"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573">
            <text:p>573</text:p>
          </table:table-cell>
          <table:table-cell office:value-type="string">
            <text:p>Intermediate Nodes </text:p>
          </table:table-cell>
          <table:table-cell office:value-type="string">
            <text:p>General </text:p>
          </table:table-cell>
          <table:table-cell office:value-type="string">
            <text:p>2.0.6 </text:p>
          </table:table-cell>
          <table:table-cell office:value-type="string">
            <text:p>Feature Request </text:p>
          </table:table-cell>
          <table:table-cell office:value-type="float" office:value="5">
            <text:p>5</text:p>
          </table:table-cell>
          <table:table-cell table:number-columns-repeated="4"/>
          <table:table-cell table:number-columns-repeated="3"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6"/>
          <table:table-cell table:formula="oooc:=SUM(SUM([.K14:.N14]);PRODUCT(0.5;SUM([.O14:.V14])))" office:value-type="float" office:value="21.5">
            <text:p>21.5</text:p>
          </table:table-cell>
          <table:table-cell/>
        </table:table-row>
        <table:table-row table:style-name="ro1">
          <table:table-cell office:value-type="float" office:value="622">
            <text:p>622</text:p>
          </table:table-cell>
          <table:table-cell office:value-type="string">
            <text:p>Node Browser: Hiding Old Projects </text:p>
          </table:table-cell>
          <table:table-cell office:value-type="string">
            <text:p>General </text:p>
          </table:table-cell>
          <table:table-cell office:value-type="string">
            <text:p>2.0.9 </text:p>
          </table:table-cell>
          <table:table-cell office:value-type="string">
            <text:p>Feature Request </text:p>
          </table:table-cell>
          <table:table-cell office:value-type="float" office:value="5">
            <text:p>5</text:p>
          </table:table-cell>
          <table:table-cell table:number-columns-repeated="16"/>
          <table:table-cell table:formula="oooc:=SUM(SUM([.K15:.N15]);PRODUCT(0.5;SUM([.O15:.V15]))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70">
            <text:p>670</text:p>
          </table:table-cell>
          <table:table-cell office:value-type="string">
            <text:p>Frozen Finished Nodes should be check-in-able </text:p>
          </table:table-cell>
          <table:table-cell office:value-type="string">
            <text:p>General </text:p>
          </table:table-cell>
          <table:table-cell office:value-type="string">
            <text:p>2.0.14 </text:p>
          </table:table-cell>
          <table:table-cell office:value-type="string">
            <text:p>Feature Request </text:p>
          </table:table-cell>
          <table:table-cell office:value-type="float" office:value="5">
            <text:p>5</text:p>
          </table:table-cell>
          <table:table-cell table:number-columns-repeated="16"/>
          <table:table-cell table:formula="oooc:=SUM(SUM([.K16:.N16]);PRODUCT(0.5;SUM([.O16:.V16]))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98">
            <text:p>698</text:p>
          </table:table-cell>
          <table:table-cell office:value-type="string">
            <text:p>Node Data Locality </text:p>
          </table:table-cell>
          <table:table-cell office:value-type="string">
            <text:p>General </text:p>
          </table:table-cell>
          <table:table-cell office:value-type="string">
            <text:p>2.0.16 </text:p>
          </table:table-cell>
          <table:table-cell office:value-type="string">
            <text:p>Feature Request </text:p>
          </table:table-cell>
          <table:table-cell office:value-type="float" office:value="5">
            <text:p>5</text:p>
          </table:table-cell>
          <table:table-cell table:number-columns-repeated="4"/>
          <table:table-cell office:value-type="float" office:value="4">
            <text:p>4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7"/>
          <table:table-cell table:formula="oooc:=SUM(SUM([.K17:.N17]);PRODUCT(0.5;SUM([.O17:.V17])))"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699">
            <text:p>699</text:p>
          </table:table-cell>
          <table:table-cell office:value-type="string">
            <text:p>Skip Unchanged Flag </text:p>
          </table:table-cell>
          <table:table-cell office:value-type="string">
            <text:p>General </text:p>
          </table:table-cell>
          <table:table-cell office:value-type="string">
            <text:p>2.0.16 </text:p>
          </table:table-cell>
          <table:table-cell office:value-type="string">
            <text:p>Feature Request </text:p>
          </table:table-cell>
          <table:table-cell office:value-type="float" office:value="5">
            <text:p>5</text:p>
          </table:table-cell>
          <table:table-cell table:number-columns-repeated="16"/>
          <table:table-cell table:formula="oooc:=SUM(SUM([.K18:.N18]);PRODUCT(0.5;SUM([.O18:.V18]))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702">
            <text:p>702</text:p>
          </table:table-cell>
          <table:table-cell office:value-type="string">
            <text:p>Deep Repository </text:p>
          </table:table-cell>
          <table:table-cell office:value-type="string">
            <text:p>General </text:p>
          </table:table-cell>
          <table:table-cell office:value-type="string">
            <text:p>2.0.17 </text:p>
          </table:table-cell>
          <table:table-cell office:value-type="string">
            <text:p>Feature Request </text:p>
          </table:table-cell>
          <table:table-cell table:number-columns-repeated="17"/>
          <table:table-cell table:formula="oooc:=SUM(SUM([.K19:.N19]);PRODUCT(0.5;SUM([.O19:.V19]))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739">
            <text:p>739</text:p>
          </table:table-cell>
          <table:table-cell office:value-type="string">
            <text:p>Clock Monitoring </text:p>
          </table:table-cell>
          <table:table-cell office:value-type="string">
            <text:p>General </text:p>
          </table:table-cell>
          <table:table-cell office:value-type="string">
            <text:p>2.2.1 </text:p>
          </table:table-cell>
          <table:table-cell office:value-type="string">
            <text:p>Feature Request </text:p>
          </table:table-cell>
          <table:table-cell office:value-type="float" office:value="5">
            <text:p>5</text:p>
          </table:table-cell>
          <table:table-cell table:number-columns-repeated="16"/>
          <table:table-cell table:formula="oooc:=SUM(SUM([.K20:.N20]);PRODUCT(0.5;SUM([.O20:.V20]))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774">
            <text:p>774</text:p>
          </table:table-cell>
          <table:table-cell office:value-type="string">
            <text:p>Arbitrary Frames </text:p>
          </table:table-cell>
          <table:table-cell office:value-type="string">
            <text:p>General </text:p>
          </table:table-cell>
          <table:table-cell office:value-type="string">
            <text:p>2.1.1 </text:p>
          </table:table-cell>
          <table:table-cell office:value-type="string">
            <text:p>Feature Request </text:p>
          </table:table-cell>
          <table:table-cell office:value-type="float" office:value="5">
            <text:p>5</text:p>
          </table:table-cell>
          <table:table-cell table:number-columns-repeated="16"/>
          <table:table-cell table:formula="oooc:=SUM(SUM([.K21:.N21]);PRODUCT(0.5;SUM([.O21:.V21]))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973">
            <text:p>973</text:p>
          </table:table-cell>
          <table:table-cell office:value-type="string">
            <text:p>Add ArchType for Toolsets </text:p>
          </table:table-cell>
          <table:table-cell office:value-type="string">
            <text:p>General </text:p>
          </table:table-cell>
          <table:table-cell office:value-type="string">
            <text:p>2.1.9 </text:p>
          </table:table-cell>
          <table:table-cell office:value-type="string">
            <text:p>Feature Request 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15"/>
          <table:table-cell table:formula="oooc:=SUM(SUM([.K22:.N22]);PRODUCT(0.5;SUM([.O22:.V22]))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079">
            <text:p>1079</text:p>
          </table:table-cell>
          <table:table-cell office:value-type="string">
            <text:p>Node Instances </text:p>
          </table:table-cell>
          <table:table-cell office:value-type="string">
            <text:p>General </text:p>
          </table:table-cell>
          <table:table-cell office:value-type="string">
            <text:p>2.2.4 </text:p>
          </table:table-cell>
          <table:table-cell office:value-type="string">
            <text:p>Feature Request </text:p>
          </table:table-cell>
          <table:table-cell office:value-type="float" office:value="5">
            <text:p>5</text:p>
          </table:table-cell>
          <table:table-cell table:number-columns-repeated="4"/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table:number-columns-repeated="4"/>
          <table:table-cell table:formula="oooc:=SUM(SUM([.K23:.N23]);PRODUCT(0.5;SUM([.O23:.V23])))" office:value-type="float" office:value="16.5">
            <text:p>16.5</text:p>
          </table:table-cell>
          <table:table-cell/>
        </table:table-row>
        <table:table-row table:style-name="ro1">
          <table:table-cell office:value-type="float" office:value="1108">
            <text:p>1108</text:p>
          </table:table-cell>
          <table:table-cell office:value-type="string">
            <text:p>Node Merge </text:p>
          </table:table-cell>
          <table:table-cell office:value-type="string">
            <text:p>General </text:p>
          </table:table-cell>
          <table:table-cell office:value-type="string">
            <text:p>2.3.1 </text:p>
          </table:table-cell>
          <table:table-cell office:value-type="string">
            <text:p>Feature Request </text:p>
          </table:table-cell>
          <table:table-cell table:number-columns-repeated="17"/>
          <table:table-cell table:formula="oooc:=SUM(SUM([.K24:.N24]);PRODUCT(0.5;SUM([.O24:.V24]))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120">
            <text:p>1120</text:p>
          </table:table-cell>
          <table:table-cell office:value-type="string">
            <text:p>Enhanced Job Validation and Recovery </text:p>
          </table:table-cell>
          <table:table-cell office:value-type="string">
            <text:p>General </text:p>
          </table:table-cell>
          <table:table-cell office:value-type="string">
            <text:p>2.3.2 </text:p>
          </table:table-cell>
          <table:table-cell office:value-type="string">
            <text:p>Feature Request </text:p>
          </table:table-cell>
          <table:table-cell table:number-columns-repeated="17"/>
          <table:table-cell table:formula="oooc:=SUM(SUM([.K25:.N25]);PRODUCT(0.5;SUM([.O25:.V25]))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121">
            <text:p>1121</text:p>
          </table:table-cell>
          <table:table-cell office:value-type="string">
            <text:p>Job Execution Details for Each Attempt </text:p>
          </table:table-cell>
          <table:table-cell office:value-type="string">
            <text:p>General </text:p>
          </table:table-cell>
          <table:table-cell office:value-type="string">
            <text:p>2.3.2 </text:p>
          </table:table-cell>
          <table:table-cell office:value-type="string">
            <text:p>Feature Request 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15"/>
          <table:table-cell table:formula="oooc:=SUM(SUM([.K26:.N26]);PRODUCT(0.5;SUM([.O26:.V26]))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124">
            <text:p>1124</text:p>
          </table:table-cell>
          <table:table-cell office:value-type="string">
            <text:p>Database Manager </text:p>
          </table:table-cell>
          <table:table-cell office:value-type="string">
            <text:p>General </text:p>
          </table:table-cell>
          <table:table-cell office:value-type="string">
            <text:p>2.3.2 </text:p>
          </table:table-cell>
          <table:table-cell office:value-type="string">
            <text:p>Feature Request </text:p>
          </table:table-cell>
          <table:table-cell office:value-type="float" office:value="5">
            <text:p>5</text:p>
          </table:table-cell>
          <table:table-cell table:number-columns-repeated="16"/>
          <table:table-cell table:formula="oooc:=SUM(SUM([.K27:.N27]);PRODUCT(0.5;SUM([.O27:.V27]))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169">
            <text:p>1169</text:p>
          </table:table-cell>
          <table:table-cell office:value-type="string">
            <text:p>Node Groups instead of Secondary Sequences </text:p>
          </table:table-cell>
          <table:table-cell office:value-type="string">
            <text:p>General </text:p>
          </table:table-cell>
          <table:table-cell office:value-type="string">
            <text:p>2.3.4 </text:p>
          </table:table-cell>
          <table:table-cell office:value-type="string">
            <text:p>Feature Request </text:p>
          </table:table-cell>
          <table:table-cell office:value-type="float" office:value="5">
            <text:p>5</text:p>
          </table:table-cell>
          <table:table-cell table:number-columns-repeated="16"/>
          <table:table-cell table:formula="oooc:=SUM(SUM([.K28:.N28]);PRODUCT(0.5;SUM([.O28:.V28]))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301">
            <text:p>1301</text:p>
          </table:table-cell>
          <table:table-cell office:value-type="string">
            <text:p>Pipeline instant messanger </text:p>
          </table:table-cell>
          <table:table-cell office:value-type="string">
            <text:p>General </text:p>
          </table:table-cell>
          <table:table-cell office:value-type="string">
            <text:p>2.3.11 </text:p>
          </table:table-cell>
          <table:table-cell office:value-type="string">
            <text:p>Feature Request 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/>
          <table:table-cell office:value-type="float" office:value="5">
            <text:p>5</text:p>
          </table:table-cell>
          <table:table-cell table:number-columns-repeated="13"/>
          <table:table-cell table:formula="oooc:=SUM(SUM([.K29:.N29]);PRODUCT(0.5;SUM([.O29:.V29]))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397">
            <text:p>1397</text:p>
          </table:table-cell>
          <table:table-cell office:value-type="string">
            <text:p>Per-Node Archiving/Offlining Properties </text:p>
          </table:table-cell>
          <table:table-cell office:value-type="string">
            <text:p>General </text:p>
          </table:table-cell>
          <table:table-cell office:value-type="string">
            <text:p>2.3.15 </text:p>
          </table:table-cell>
          <table:table-cell office:value-type="string">
            <text:p>Feature Request 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12"/>
          <table:table-cell table:formula="oooc:=SUM(SUM([.K30:.N30]);PRODUCT(0.5;SUM([.O30:.V30]))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429">
            <text:p>1429</text:p>
          </table:table-cell>
          <table:table-cell office:value-type="string">
            <text:p>Plugin Autobuilding </text:p>
          </table:table-cell>
          <table:table-cell office:value-type="string">
            <text:p>General </text:p>
          </table:table-cell>
          <table:table-cell office:value-type="string">
            <text:p>2.4.1 </text:p>
          </table:table-cell>
          <table:table-cell office:value-type="string">
            <text:p>Feature Request </text:p>
          </table:table-cell>
          <table:table-cell office:value-type="float" office:value="5">
            <text:p>5</text:p>
          </table:table-cell>
          <table:table-cell table:number-columns-repeated="16"/>
          <table:table-cell table:formula="oooc:=SUM(SUM([.K31:.N31]);PRODUCT(0.5;SUM([.O31:.V31]))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483">
            <text:p>1483</text:p>
          </table:table-cell>
          <table:table-cell office:value-type="string">
            <text:p>Maxon's Cinema 4D Editor and Render Actions </text:p>
          </table:table-cell>
          <table:table-cell office:value-type="string">
            <text:p>General </text:p>
          </table:table-cell>
          <table:table-cell office:value-type="string">
            <text:p>2.4.1 </text:p>
          </table:table-cell>
          <table:table-cell office:value-type="string">
            <text:p>Feature Request 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12"/>
          <table:table-cell table:formula="oooc:=SUM(SUM([.K32:.N32]);PRODUCT(0.5;SUM([.O32:.V32]))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524">
            <text:p>1524</text:p>
          </table:table-cell>
          <table:table-cell office:value-type="string">
            <text:p>Dummy file/scene option when registering nodes </text:p>
          </table:table-cell>
          <table:table-cell office:value-type="string">
            <text:p>General </text:p>
          </table:table-cell>
          <table:table-cell office:value-type="string">
            <text:p>2.4.1 </text:p>
          </table:table-cell>
          <table:table-cell office:value-type="string">
            <text:p>Feature Request </text:p>
          </table:table-cell>
          <table:table-cell table:number-columns-repeated="17"/>
          <table:table-cell table:formula="oooc:=SUM(SUM([.K33:.N33]);PRODUCT(0.5;SUM([.O33:.V33]))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541">
            <text:p>1541</text:p>
          </table:table-cell>
          <table:table-cell office:value-type="string">
            <text:p>Check-Out All To Latest </text:p>
          </table:table-cell>
          <table:table-cell office:value-type="string">
            <text:p>General </text:p>
          </table:table-cell>
          <table:table-cell office:value-type="string">
            <text:p>2.4.1 </text:p>
          </table:table-cell>
          <table:table-cell office:value-type="string">
            <text:p>Feature Request </text:p>
          </table:table-cell>
          <table:table-cell table:number-columns-repeated="17"/>
          <table:table-cell table:formula="oooc:=SUM(SUM([.K34:.N34]);PRODUCT(0.5;SUM([.O34:.V34]))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571">
            <text:p>1571</text:p>
          </table:table-cell>
          <table:table-cell office:value-type="string">
            <text:p>Adjust Annotation Creation Permissions </text:p>
          </table:table-cell>
          <table:table-cell office:value-type="string">
            <text:p>General </text:p>
          </table:table-cell>
          <table:table-cell office:value-type="string">
            <text:p>2.4.1 </text:p>
          </table:table-cell>
          <table:table-cell office:value-type="string">
            <text:p>Feature Request </text:p>
          </table:table-cell>
          <table:table-cell table:number-columns-repeated="17"/>
          <table:table-cell table:formula="oooc:=SUM(SUM([.K35:.N35]);PRODUCT(0.5;SUM([.O35:.V35]))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579">
            <text:p>1579</text:p>
          </table:table-cell>
          <table:table-cell office:value-type="string">
            <text:p>using 'show node' to select multiple nodes </text:p>
          </table:table-cell>
          <table:table-cell office:value-type="string">
            <text:p>General </text:p>
          </table:table-cell>
          <table:table-cell office:value-type="string">
            <text:p>2.4.1 </text:p>
          </table:table-cell>
          <table:table-cell office:value-type="string">
            <text:p>Feature Request </text:p>
          </table:table-cell>
          <table:table-cell table:number-columns-repeated="17"/>
          <table:table-cell table:formula="oooc:=SUM(SUM([.K36:.N36]);PRODUCT(0.5;SUM([.O36:.V36]))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94">
            <text:p>494</text:p>
          </table:table-cell>
          <table:table-cell office:value-type="string">
            <text:p>Multiple Evolve </text:p>
          </table:table-cell>
          <table:table-cell office:value-type="string">
            <text:p>General </text:p>
          </table:table-cell>
          <table:table-cell office:value-type="string">
            <text:p>1.9.22 </text:p>
          </table:table-cell>
          <table:table-cell office:value-type="string">
            <text:p>Improvement 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15"/>
          <table:table-cell table:formula="oooc:=SUM(SUM([.K37:.N37]);PRODUCT(0.5;SUM([.O37:.V37]))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36">
            <text:p>536</text:p>
          </table:table-cell>
          <table:table-cell office:value-type="string">
            <text:p>License Expiration Warnings </text:p>
          </table:table-cell>
          <table:table-cell office:value-type="string">
            <text:p>General </text:p>
          </table:table-cell>
          <table:table-cell office:value-type="string">
            <text:p>2.0.2 </text:p>
          </table:table-cell>
          <table:table-cell office:value-type="string">
            <text:p>Improvement </text:p>
          </table:table-cell>
          <table:table-cell table:number-columns-repeated="17"/>
          <table:table-cell table:formula="oooc:=SUM(SUM([.K38:.N38]);PRODUCT(0.5;SUM([.O38:.V38]))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80">
            <text:p>580</text:p>
          </table:table-cell>
          <table:table-cell office:value-type="string">
            <text:p>The BROWSER Project </text:p>
          </table:table-cell>
          <table:table-cell office:value-type="string">
            <text:p>General </text:p>
          </table:table-cell>
          <table:table-cell office:value-type="string">
            <text:p>2.0.7 </text:p>
          </table:table-cell>
          <table:table-cell office:value-type="string">
            <text:p>Improvement 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15"/>
          <table:table-cell table:formula="oooc:=SUM(SUM([.K39:.N39]);PRODUCT(0.5;SUM([.O39:.V39]))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582">
            <text:p>582</text:p>
          </table:table-cell>
          <table:table-cell office:value-type="string">
            <text:p>Changing Toolset needs to invalidate Action/Editor </text:p>
          </table:table-cell>
          <table:table-cell office:value-type="string">
            <text:p>General </text:p>
          </table:table-cell>
          <table:table-cell office:value-type="string">
            <text:p>2.0.7 </text:p>
          </table:table-cell>
          <table:table-cell office:value-type="string">
            <text:p>Improvement </text:p>
          </table:table-cell>
          <table:table-cell table:number-columns-repeated="17"/>
          <table:table-cell table:formula="oooc:=SUM(SUM([.K40:.N40]);PRODUCT(0.5;SUM([.O40:.V40]))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31">
            <text:p>631</text:p>
          </table:table-cell>
          <table:table-cell office:value-type="string">
            <text:p>Alternative Job Submission Order </text:p>
          </table:table-cell>
          <table:table-cell office:value-type="string">
            <text:p>General </text:p>
          </table:table-cell>
          <table:table-cell office:value-type="string">
            <text:p>2.0.9 </text:p>
          </table:table-cell>
          <table:table-cell office:value-type="string">
            <text:p>Improvement 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15"/>
          <table:table-cell table:formula="oooc:=SUM(SUM([.K41:.N41]);PRODUCT(0.5;SUM([.O41:.V41]))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684">
            <text:p>684</text:p>
          </table:table-cell>
          <table:table-cell office:value-type="string">
            <text:p>Plugin Package Swap for Toolset Menus </text:p>
          </table:table-cell>
          <table:table-cell office:value-type="string">
            <text:p>General </text:p>
          </table:table-cell>
          <table:table-cell office:value-type="string">
            <text:p>2.0.15 </text:p>
          </table:table-cell>
          <table:table-cell office:value-type="string">
            <text:p>Improvement 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15"/>
          <table:table-cell table:formula="oooc:=SUM(SUM([.K42:.N42]);PRODUCT(0.5;SUM([.O42:.V42]))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703">
            <text:p>703</text:p>
          </table:table-cell>
          <table:table-cell office:value-type="string">
            <text:p>Queue Distribution Based on Local Caching </text:p>
          </table:table-cell>
          <table:table-cell office:value-type="string">
            <text:p>General </text:p>
          </table:table-cell>
          <table:table-cell office:value-type="string">
            <text:p>2.0.16 </text:p>
          </table:table-cell>
          <table:table-cell office:value-type="string">
            <text:p>Improvement 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15"/>
          <table:table-cell table:formula="oooc:=SUM(SUM([.K43:.N43]);PRODUCT(0.5;SUM([.O43:.V43]))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708">
            <text:p>708</text:p>
          </table:table-cell>
          <table:table-cell office:value-type="string">
            <text:p>Flag to avoid run-up time </text:p>
          </table:table-cell>
          <table:table-cell office:value-type="string">
            <text:p>General </text:p>
          </table:table-cell>
          <table:table-cell office:value-type="string">
            <text:p>2.0.16 </text:p>
          </table:table-cell>
          <table:table-cell office:value-type="string">
            <text:p>Improvement 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15"/>
          <table:table-cell table:formula="oooc:=SUM(SUM([.K44:.N44]);PRODUCT(0.5;SUM([.O44:.V44]))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349">
            <text:p>1349</text:p>
          </table:table-cell>
          <table:table-cell office:value-type="string">
            <text:p>Avoid editor religious wars... </text:p>
          </table:table-cell>
          <table:table-cell office:value-type="string">
            <text:p>General </text:p>
          </table:table-cell>
          <table:table-cell office:value-type="string">
            <text:p>2.3.13 </text:p>
          </table:table-cell>
          <table:table-cell office:value-type="string">
            <text:p>Improvement 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15"/>
          <table:table-cell table:formula="oooc:=SUM(SUM([.K45:.N45]);PRODUCT(0.5;SUM([.O45:.V45]))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441">
            <text:p>1441</text:p>
          </table:table-cell>
          <table:table-cell office:value-type="string">
            <text:p>Cloning Checked-In/Locked Nodes </text:p>
          </table:table-cell>
          <table:table-cell office:value-type="string">
            <text:p>General </text:p>
          </table:table-cell>
          <table:table-cell office:value-type="string">
            <text:p>2.3.15 </text:p>
          </table:table-cell>
          <table:table-cell office:value-type="string">
            <text:p>Improvement </text:p>
          </table:table-cell>
          <table:table-cell office:value-type="float" office:value="5">
            <text:p>5</text:p>
          </table:table-cell>
          <table:table-cell table:number-columns-repeated="16"/>
          <table:table-cell table:formula="oooc:=SUM(SUM([.K46:.N46]);PRODUCT(0.5;SUM([.O46:.V46]))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456">
            <text:p>1456</text:p>
          </table:table-cell>
          <table:table-cell office:value-type="string">
            <text:p>Selective Node Bundle Unpack </text:p>
          </table:table-cell>
          <table:table-cell office:value-type="string">
            <text:p>General </text:p>
          </table:table-cell>
          <table:table-cell office:value-type="string">
            <text:p>2.3.15 </text:p>
          </table:table-cell>
          <table:table-cell office:value-type="string">
            <text:p>Improvement </text:p>
          </table:table-cell>
          <table:table-cell office:value-type="float" office:value="5">
            <text:p>5</text:p>
          </table:table-cell>
          <table:table-cell table:number-columns-repeated="16"/>
          <table:table-cell table:formula="oooc:=SUM(SUM([.K47:.N47]);PRODUCT(0.5;SUM([.O47:.V47]))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481">
            <text:p>1481</text:p>
          </table:table-cell>
          <table:table-cell office:value-type="string">
            <text:p>make pls output in the "standard pipeline format" </text:p>
          </table:table-cell>
          <table:table-cell office:value-type="string">
            <text:p>General </text:p>
          </table:table-cell>
          <table:table-cell office:value-type="string">
            <text:p>2.4.1 </text:p>
          </table:table-cell>
          <table:table-cell office:value-type="string">
            <text:p>Improvement 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12"/>
          <table:table-cell table:formula="oooc:=SUM(SUM([.K48:.N48]);PRODUCT(0.5;SUM([.O48:.V48]))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552">
            <text:p>1552</text:p>
          </table:table-cell>
          <table:table-cell office:value-type="string">
            <text:p>Browser Launch Code </text:p>
          </table:table-cell>
          <table:table-cell office:value-type="string">
            <text:p>General </text:p>
          </table:table-cell>
          <table:table-cell office:value-type="string">
            <text:p>2.4.1 </text:p>
          </table:table-cell>
          <table:table-cell office:value-type="string">
            <text:p>Improvement </text:p>
          </table:table-cell>
          <table:table-cell table:number-columns-repeated="17"/>
          <table:table-cell table:formula="oooc:=SUM(SUM([.K49:.N49]);PRODUCT(0.5;SUM([.O49:.V49]))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078">
            <text:p>1078</text:p>
          </table:table-cell>
          <table:table-cell office:value-type="string">
            <text:p>Link Params values missing in Details for Locked Nodes </text:p>
          </table:table-cell>
          <table:table-cell office:value-type="string">
            <text:p>GUI</text:p>
          </table:table-cell>
          <table:table-cell office:value-type="string">
            <text:p>2.2.4 </text:p>
          </table:table-cell>
          <table:table-cell office:value-type="string">
            <text:p>Annoyance </text:p>
          </table:table-cell>
          <table:table-cell table:number-columns-repeated="17"/>
          <table:table-cell table:formula="oooc:=SUM(SUM([.K50:.N50]);PRODUCT(0.5;SUM([.O50:.V50]))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098">
            <text:p>1098</text:p>
          </table:table-cell>
          <table:table-cell office:value-type="string">
            <text:p>GL Exception in Job Browser </text:p>
          </table:table-cell>
          <table:table-cell office:value-type="string">
            <text:p>GUI</text:p>
          </table:table-cell>
          <table:table-cell office:value-type="string">
            <text:p>2.2.4 </text:p>
          </table:table-cell>
          <table:table-cell office:value-type="string">
            <text:p>Annoyance </text:p>
          </table:table-cell>
          <table:table-cell table:number-columns-repeated="17"/>
          <table:table-cell table:formula="oooc:=SUM(SUM([.K51:.N51]);PRODUCT(0.5;SUM([.O51:.V51]))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283">
            <text:p>1283</text:p>
          </table:table-cell>
          <table:table-cell office:value-type="string">
            <text:p>Null Pointer in QueueHostHistograms </text:p>
          </table:table-cell>
          <table:table-cell office:value-type="string">
            <text:p>GUI</text:p>
          </table:table-cell>
          <table:table-cell office:value-type="string">
            <text:p>2.3.10 </text:p>
          </table:table-cell>
          <table:table-cell office:value-type="string">
            <text:p>Annoyance </text:p>
          </table:table-cell>
          <table:table-cell table:number-columns-repeated="17"/>
          <table:table-cell table:formula="oooc:=SUM(SUM([.K52:.N52]);PRODUCT(0.5;SUM([.O52:.V52]))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327">
            <text:p>1327</text:p>
          </table:table-cell>
          <table:table-cell office:value-type="string">
            <text:p>Dialogs do not appear over the correct Parent frame </text:p>
          </table:table-cell>
          <table:table-cell office:value-type="string">
            <text:p>GUI</text:p>
          </table:table-cell>
          <table:table-cell office:value-type="string">
            <text:p>2.3.13 </text:p>
          </table:table-cell>
          <table:table-cell office:value-type="string">
            <text:p>Annoyance </text:p>
          </table:table-cell>
          <table:table-cell table:number-columns-repeated="17"/>
          <table:table-cell table:formula="oooc:=SUM(SUM([.K53:.N53]);PRODUCT(0.5;SUM([.O53:.V53]))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366">
            <text:p>1366</text:p>
          </table:table-cell>
          <table:table-cell office:value-type="string">
            <text:p>Queue Stats panel doesn't reset cursor </text:p>
          </table:table-cell>
          <table:table-cell office:value-type="string">
            <text:p>GUI</text:p>
          </table:table-cell>
          <table:table-cell office:value-type="string">
            <text:p>2.3.13 </text:p>
          </table:table-cell>
          <table:table-cell office:value-type="string">
            <text:p>Annoyance </text:p>
          </table:table-cell>
          <table:table-cell table:number-columns-repeated="17"/>
          <table:table-cell table:formula="oooc:=SUM(SUM([.K54:.N54]);PRODUCT(0.5;SUM([.O54:.V54]))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367">
            <text:p>1367</text:p>
          </table:table-cell>
          <table:table-cell office:value-type="string">
            <text:p>Drawing bugs in Resource Usage History dialog </text:p>
          </table:table-cell>
          <table:table-cell office:value-type="string">
            <text:p>GUI</text:p>
          </table:table-cell>
          <table:table-cell office:value-type="string">
            <text:p>2.3.13 </text:p>
          </table:table-cell>
          <table:table-cell office:value-type="string">
            <text:p>Annoyance </text:p>
          </table:table-cell>
          <table:table-cell table:number-columns-repeated="17"/>
          <table:table-cell table:formula="oooc:=SUM(SUM([.K55:.N55]);PRODUCT(0.5;SUM([.O55:.V55]))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404">
            <text:p>1404</text:p>
          </table:table-cell>
          <table:table-cell office:value-type="string">
            <text:p>Clientside Job Manager Stats Caching </text:p>
          </table:table-cell>
          <table:table-cell office:value-type="string">
            <text:p>GUI</text:p>
          </table:table-cell>
          <table:table-cell office:value-type="string">
            <text:p>2.3.15 </text:p>
          </table:table-cell>
          <table:table-cell office:value-type="string">
            <text:p>Annoyance </text:p>
          </table:table-cell>
          <table:table-cell table:number-columns-repeated="17"/>
          <table:table-cell table:formula="oooc:=SUM(SUM([.K56:.N56]);PRODUCT(0.5;SUM([.O56:.V56]))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430">
            <text:p>1430</text:p>
          </table:table-cell>
          <table:table-cell office:value-type="string">
            <text:p>selection schedules not updating properly </text:p>
          </table:table-cell>
          <table:table-cell office:value-type="string">
            <text:p>GUI</text:p>
          </table:table-cell>
          <table:table-cell office:value-type="string">
            <text:p>2.4.1 </text:p>
          </table:table-cell>
          <table:table-cell office:value-type="string">
            <text:p>Annoyance </text:p>
          </table:table-cell>
          <table:table-cell table:number-columns-repeated="17"/>
          <table:table-cell table:formula="oooc:=SUM(SUM([.K57:.N57]);PRODUCT(0.5;SUM([.O57:.V57]))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447">
            <text:p>1447</text:p>
          </table:table-cell>
          <table:table-cell office:value-type="string">
            <text:p>Uninitialized Default Tool Menu </text:p>
          </table:table-cell>
          <table:table-cell office:value-type="string">
            <text:p>GUI</text:p>
          </table:table-cell>
          <table:table-cell office:value-type="string">
            <text:p>2.3.15 </text:p>
          </table:table-cell>
          <table:table-cell office:value-type="string">
            <text:p>Annoyance </text:p>
          </table:table-cell>
          <table:table-cell table:number-columns-repeated="17"/>
          <table:table-cell table:formula="oooc:=SUM(SUM([.K58:.N58]);PRODUCT(0.5;SUM([.O58:.V58]))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455">
            <text:p>1455</text:p>
          </table:table-cell>
          <table:table-cell office:value-type="string">
            <text:p>Short Hostnames in Resource Usage History Dialog </text:p>
          </table:table-cell>
          <table:table-cell office:value-type="string">
            <text:p>GUI</text:p>
          </table:table-cell>
          <table:table-cell office:value-type="string">
            <text:p>2.3.15 </text:p>
          </table:table-cell>
          <table:table-cell office:value-type="string">
            <text:p>Annoyance </text:p>
          </table:table-cell>
          <table:table-cell table:number-columns-repeated="17"/>
          <table:table-cell table:formula="oooc:=SUM(SUM([.K59:.N59]);PRODUCT(0.5;SUM([.O59:.V59]))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508">
            <text:p>1508</text:p>
          </table:table-cell>
          <table:table-cell office:value-type="string">
            <text:p>Numeric Hostnames should always be "Long" </text:p>
          </table:table-cell>
          <table:table-cell office:value-type="string">
            <text:p>GUI</text:p>
          </table:table-cell>
          <table:table-cell office:value-type="string">
            <text:p>2.4.1 </text:p>
          </table:table-cell>
          <table:table-cell office:value-type="string">
            <text:p>Annoyance </text:p>
          </table:table-cell>
          <table:table-cell table:number-columns-repeated="17"/>
          <table:table-cell table:formula="oooc:=SUM(SUM([.K60:.N60]);PRODUCT(0.5;SUM([.O60:.V60]))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594">
            <text:p>1594</text:p>
          </table:table-cell>
          <table:table-cell office:value-type="string">
            <text:p>beep! </text:p>
          </table:table-cell>
          <table:table-cell office:value-type="string">
            <text:p>GUI</text:p>
          </table:table-cell>
          <table:table-cell office:value-type="string">
            <text:p>2.4.2 </text:p>
          </table:table-cell>
          <table:table-cell office:value-type="string">
            <text:p>Annoyance </text:p>
          </table:table-cell>
          <table:table-cell table:number-columns-repeated="17"/>
          <table:table-cell table:formula="oooc:=SUM(SUM([.K61:.N61]);PRODUCT(0.5;SUM([.O61:.V61]))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604">
            <text:p>1604</text:p>
          </table:table-cell>
          <table:table-cell office:value-type="string">
            <text:p>Failed Vouch has no Error message </text:p>
          </table:table-cell>
          <table:table-cell office:value-type="string">
            <text:p>GUI</text:p>
          </table:table-cell>
          <table:table-cell office:value-type="string">
            <text:p>2.4.2 </text:p>
          </table:table-cell>
          <table:table-cell office:value-type="string">
            <text:p>Annoyance </text:p>
          </table:table-cell>
          <table:table-cell table:number-columns-repeated="17"/>
          <table:table-cell table:formula="oooc:=SUM(SUM([.K62:.N62]);PRODUCT(0.5;SUM([.O62:.V62]))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92">
            <text:p>692</text:p>
          </table:table-cell>
          <table:table-cell office:value-type="string">
            <text:p>Node Files Panel Limit </text:p>
          </table:table-cell>
          <table:table-cell office:value-type="string">
            <text:p>GUI</text:p>
          </table:table-cell>
          <table:table-cell office:value-type="string">
            <text:p>2.0.16 </text:p>
          </table:table-cell>
          <table:table-cell office:value-type="string">
            <text:p>Defect </text:p>
          </table:table-cell>
          <table:table-cell table:number-columns-repeated="17"/>
          <table:table-cell table:formula="oooc:=SUM(SUM([.K63:.N63]);PRODUCT(0.5;SUM([.O63:.V63]))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48">
            <text:p>548</text:p>
          </table:table-cell>
          <table:table-cell office:value-type="string">
            <text:p>View Version Trees </text:p>
          </table:table-cell>
          <table:table-cell office:value-type="string">
            <text:p>GUI</text:p>
          </table:table-cell>
          <table:table-cell office:value-type="string">
            <text:p>2.0.3 </text:p>
          </table:table-cell>
          <table:table-cell office:value-type="string">
            <text:p>Feature Request </text:p>
          </table:table-cell>
          <table:table-cell table:number-columns-repeated="17"/>
          <table:table-cell table:formula="oooc:=SUM(SUM([.K64:.N64]);PRODUCT(0.5;SUM([.O64:.V64]))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792">
            <text:p>792</text:p>
          </table:table-cell>
          <table:table-cell office:value-type="string">
            <text:p>Kill Existing Jobs </text:p>
          </table:table-cell>
          <table:table-cell office:value-type="string">
            <text:p>GUI</text:p>
          </table:table-cell>
          <table:table-cell office:value-type="string">
            <text:p>2.1.2 </text:p>
          </table:table-cell>
          <table:table-cell office:value-type="string">
            <text:p>Feature Request </text:p>
          </table:table-cell>
          <table:table-cell table:number-columns-repeated="17"/>
          <table:table-cell table:formula="oooc:=SUM(SUM([.K65:.N65]);PRODUCT(0.5;SUM([.O65:.V65]))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895">
            <text:p>895</text:p>
          </table:table-cell>
          <table:table-cell office:value-type="string">
            <text:p>Node History Dialog </text:p>
          </table:table-cell>
          <table:table-cell office:value-type="string">
            <text:p>GUI</text:p>
          </table:table-cell>
          <table:table-cell office:value-type="string">
            <text:p>2.1.7 </text:p>
          </table:table-cell>
          <table:table-cell office:value-type="string">
            <text:p>Feature Request </text:p>
          </table:table-cell>
          <table:table-cell table:number-columns-repeated="17"/>
          <table:table-cell table:formula="oooc:=SUM(SUM([.K66:.N66]);PRODUCT(0.5;SUM([.O66:.V66]))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968">
            <text:p>968</text:p>
          </table:table-cell>
          <table:table-cell office:value-type="string">
            <text:p>State Based Node/Job Expansion and Framing </text:p>
          </table:table-cell>
          <table:table-cell office:value-type="string">
            <text:p>GUI</text:p>
          </table:table-cell>
          <table:table-cell office:value-type="string">
            <text:p>2.1.9 </text:p>
          </table:table-cell>
          <table:table-cell office:value-type="string">
            <text:p>Feature Request </text:p>
          </table:table-cell>
          <table:table-cell table:number-columns-repeated="17"/>
          <table:table-cell table:formula="oooc:=SUM(SUM([.K67:.N67]);PRODUCT(0.5;SUM([.O67:.V67]))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987">
            <text:p>987</text:p>
          </table:table-cell>
          <table:table-cell office:value-type="string">
            <text:p>Generalize Queue Stats Panel </text:p>
          </table:table-cell>
          <table:table-cell office:value-type="string">
            <text:p>GUI</text:p>
          </table:table-cell>
          <table:table-cell office:value-type="string">
            <text:p>2.1.9 </text:p>
          </table:table-cell>
          <table:table-cell office:value-type="string">
            <text:p>Feature Request </text:p>
          </table:table-cell>
          <table:table-cell table:number-columns-repeated="17"/>
          <table:table-cell table:formula="oooc:=SUM(SUM([.K68:.N68]);PRODUCT(0.5;SUM([.O68:.V68]))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992">
            <text:p>992</text:p>
          </table:table-cell>
          <table:table-cell office:value-type="string">
            <text:p>Organic Node Layouts </text:p>
          </table:table-cell>
          <table:table-cell office:value-type="string">
            <text:p>GUI</text:p>
          </table:table-cell>
          <table:table-cell office:value-type="string">
            <text:p>2.1.9 </text:p>
          </table:table-cell>
          <table:table-cell office:value-type="string">
            <text:p>Feature Request </text:p>
          </table:table-cell>
          <table:table-cell table:number-columns-repeated="17"/>
          <table:table-cell table:formula="oooc:=SUM(SUM([.K69:.N69]);PRODUCT(0.5;SUM([.O69:.V69]))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993">
            <text:p>993</text:p>
          </table:table-cell>
          <table:table-cell office:value-type="string">
            <text:p>Custom Node Styles </text:p>
          </table:table-cell>
          <table:table-cell office:value-type="string">
            <text:p>GUI</text:p>
          </table:table-cell>
          <table:table-cell office:value-type="string">
            <text:p>2.1.9 </text:p>
          </table:table-cell>
          <table:table-cell office:value-type="string">
            <text:p>Feature Request </text:p>
          </table:table-cell>
          <table:table-cell table:number-columns-repeated="17"/>
          <table:table-cell table:formula="oooc:=SUM(SUM([.K70:.N70]);PRODUCT(0.5;SUM([.O70:.V70]))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995">
            <text:p>995</text:p>
          </table:table-cell>
          <table:table-cell office:value-type="string">
            <text:p>Updated Links State </text:p>
          </table:table-cell>
          <table:table-cell office:value-type="string">
            <text:p>GUI</text:p>
          </table:table-cell>
          <table:table-cell office:value-type="string">
            <text:p>2.1.9 </text:p>
          </table:table-cell>
          <table:table-cell office:value-type="string">
            <text:p>Feature Request </text:p>
          </table:table-cell>
          <table:table-cell table:number-columns-repeated="17"/>
          <table:table-cell table:formula="oooc:=SUM(SUM([.K71:.N71]);PRODUCT(0.5;SUM([.O71:.V71]))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996">
            <text:p>996</text:p>
          </table:table-cell>
          <table:table-cell office:value-type="string">
            <text:p>Checked-In Conflicted State </text:p>
          </table:table-cell>
          <table:table-cell office:value-type="string">
            <text:p>GUI</text:p>
          </table:table-cell>
          <table:table-cell office:value-type="string">
            <text:p>2.1.9 </text:p>
          </table:table-cell>
          <table:table-cell office:value-type="string">
            <text:p>Feature Request </text:p>
          </table:table-cell>
          <table:table-cell table:number-columns-repeated="17"/>
          <table:table-cell table:formula="oooc:=SUM(SUM([.K72:.N72]);PRODUCT(0.5;SUM([.O72:.V72]))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063">
            <text:p>1063</text:p>
          </table:table-cell>
          <table:table-cell office:value-type="string">
            <text:p>Show version comments in the checkout window </text:p>
          </table:table-cell>
          <table:table-cell office:value-type="string">
            <text:p>GUI</text:p>
          </table:table-cell>
          <table:table-cell office:value-type="string">
            <text:p>2.2.3 </text:p>
          </table:table-cell>
          <table:table-cell office:value-type="string">
            <text:p>Feature Request </text:p>
          </table:table-cell>
          <table:table-cell table:number-columns-repeated="17"/>
          <table:table-cell table:formula="oooc:=SUM(SUM([.K73:.N73]);PRODUCT(0.5;SUM([.O73:.V73]))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075">
            <text:p>1075</text:p>
          </table:table-cell>
          <table:table-cell office:value-type="string">
            <text:p>node viewer autoframe preference </text:p>
          </table:table-cell>
          <table:table-cell office:value-type="string">
            <text:p>GUI</text:p>
          </table:table-cell>
          <table:table-cell office:value-type="string">
            <text:p>2.2.4 </text:p>
          </table:table-cell>
          <table:table-cell office:value-type="string">
            <text:p>Feature Request </text:p>
          </table:table-cell>
          <table:table-cell table:number-columns-repeated="17"/>
          <table:table-cell table:formula="oooc:=SUM(SUM([.K74:.N74]);PRODUCT(0.5;SUM([.O74:.V74]))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110">
            <text:p>1110</text:p>
          </table:table-cell>
          <table:table-cell office:value-type="string">
            <text:p>Node Ancestry Panel </text:p>
          </table:table-cell>
          <table:table-cell office:value-type="string">
            <text:p>GUI</text:p>
          </table:table-cell>
          <table:table-cell office:value-type="string">
            <text:p>2.3.1 </text:p>
          </table:table-cell>
          <table:table-cell office:value-type="string">
            <text:p>Feature Request </text:p>
          </table:table-cell>
          <table:table-cell table:number-columns-repeated="17"/>
          <table:table-cell table:formula="oooc:=SUM(SUM([.K75:.N75]);PRODUCT(0.5;SUM([.O75:.V75]))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167">
            <text:p>1167</text:p>
          </table:table-cell>
          <table:table-cell office:value-type="string">
            <text:p>Shared User Preferences </text:p>
          </table:table-cell>
          <table:table-cell office:value-type="string">
            <text:p>GUI</text:p>
          </table:table-cell>
          <table:table-cell office:value-type="string">
            <text:p>2.3.5 </text:p>
          </table:table-cell>
          <table:table-cell office:value-type="string">
            <text:p>Feature Request </text:p>
          </table:table-cell>
          <table:table-cell table:number-columns-repeated="17"/>
          <table:table-cell table:formula="oooc:=SUM(SUM([.K76:.N76]);PRODUCT(0.5;SUM([.O76:.V76]))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182">
            <text:p>1182</text:p>
          </table:table-cell>
          <table:table-cell office:value-type="string">
            <text:p>Selection History </text:p>
          </table:table-cell>
          <table:table-cell office:value-type="string">
            <text:p>GUI</text:p>
          </table:table-cell>
          <table:table-cell office:value-type="string">
            <text:p>2.3.4 </text:p>
          </table:table-cell>
          <table:table-cell office:value-type="string">
            <text:p>Feature Request </text:p>
          </table:table-cell>
          <table:table-cell table:number-columns-repeated="17"/>
          <table:table-cell table:formula="oooc:=SUM(SUM([.K77:.N77]);PRODUCT(0.5;SUM([.O77:.V77]))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374">
            <text:p>1374</text:p>
          </table:table-cell>
          <table:table-cell office:value-type="string">
            <text:p>Opening branch in node browser has strange behaviour </text:p>
          </table:table-cell>
          <table:table-cell office:value-type="string">
            <text:p>GUI</text:p>
          </table:table-cell>
          <table:table-cell office:value-type="string">
            <text:p>2.3.14 </text:p>
          </table:table-cell>
          <table:table-cell office:value-type="string">
            <text:p>Feature Request </text:p>
          </table:table-cell>
          <table:table-cell table:number-columns-repeated="17"/>
          <table:table-cell table:formula="oooc:=SUM(SUM([.K78:.N78]);PRODUCT(0.5;SUM([.O78:.V78]))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376">
            <text:p>1376</text:p>
          </table:table-cell>
          <table:table-cell office:value-type="string">
            <text:p>Extend plremote(1) to Handle Generic Jython </text:p>
          </table:table-cell>
          <table:table-cell office:value-type="string">
            <text:p>GUI</text:p>
          </table:table-cell>
          <table:table-cell office:value-type="string">
            <text:p>2.3.13 </text:p>
          </table:table-cell>
          <table:table-cell office:value-type="string">
            <text:p>Feature Request </text:p>
          </table:table-cell>
          <table:table-cell table:number-columns-repeated="17"/>
          <table:table-cell table:formula="oooc:=SUM(SUM([.K79:.N79]);PRODUCT(0.5;SUM([.O79:.V79]))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512">
            <text:p>1512</text:p>
          </table:table-cell>
          <table:table-cell office:value-type="string">
            <text:p>Plugin Javadocs Button </text:p>
          </table:table-cell>
          <table:table-cell office:value-type="string">
            <text:p>GUI</text:p>
          </table:table-cell>
          <table:table-cell office:value-type="string">
            <text:p>2.4.1 </text:p>
          </table:table-cell>
          <table:table-cell office:value-type="string">
            <text:p>Feature Request </text:p>
          </table:table-cell>
          <table:table-cell table:number-columns-repeated="17"/>
          <table:table-cell table:formula="oooc:=SUM(SUM([.K80:.N80]);PRODUCT(0.5;SUM([.O80:.V80]))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536">
            <text:p>1536</text:p>
          </table:table-cell>
          <table:table-cell office:value-type="string">
            <text:p>Add Frame Options to Queue Job Special </text:p>
          </table:table-cell>
          <table:table-cell office:value-type="string">
            <text:p>GUI</text:p>
          </table:table-cell>
          <table:table-cell office:value-type="string">
            <text:p>2.4.1 </text:p>
          </table:table-cell>
          <table:table-cell office:value-type="string">
            <text:p>Feature Request </text:p>
          </table:table-cell>
          <table:table-cell table:number-columns-repeated="17"/>
          <table:table-cell table:formula="oooc:=SUM(SUM([.K81:.N81]);PRODUCT(0.5;SUM([.O81:.V81]))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562">
            <text:p>1562</text:p>
          </table:table-cell>
          <table:table-cell office:value-type="string">
            <text:p>Selection of Multiple Nodes from top of the directory </text:p>
          </table:table-cell>
          <table:table-cell office:value-type="string">
            <text:p>GUI</text:p>
          </table:table-cell>
          <table:table-cell office:value-type="string">
            <text:p>2.4.1 </text:p>
          </table:table-cell>
          <table:table-cell office:value-type="string">
            <text:p>Feature Request </text:p>
          </table:table-cell>
          <table:table-cell table:number-columns-repeated="17"/>
          <table:table-cell table:formula="oooc:=SUM(SUM([.K82:.N82]);PRODUCT(0.5;SUM([.O82:.V82]))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607">
            <text:p>1607</text:p>
          </table:table-cell>
          <table:table-cell office:value-type="string">
            <text:p>Hardware Key Dial in Queue Stats </text:p>
          </table:table-cell>
          <table:table-cell office:value-type="string">
            <text:p>GUI</text:p>
          </table:table-cell>
          <table:table-cell office:value-type="string">
            <text:p>2.4.2 </text:p>
          </table:table-cell>
          <table:table-cell office:value-type="string">
            <text:p>Feature Request </text:p>
          </table:table-cell>
          <table:table-cell table:number-columns-repeated="17"/>
          <table:table-cell table:formula="oooc:=SUM(SUM([.K83:.N83]);PRODUCT(0.5;SUM([.O83:.V83]))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32">
            <text:p>632</text:p>
          </table:table-cell>
          <table:table-cell office:value-type="string">
            <text:p>Display of Long Node Names </text:p>
          </table:table-cell>
          <table:table-cell office:value-type="string">
            <text:p>GUI</text:p>
          </table:table-cell>
          <table:table-cell office:value-type="string">
            <text:p>2.0.9 </text:p>
          </table:table-cell>
          <table:table-cell office:value-type="string">
            <text:p>Improvement </text:p>
          </table:table-cell>
          <table:table-cell table:number-columns-repeated="17"/>
          <table:table-cell table:formula="oooc:=SUM(SUM([.K84:.N84]);PRODUCT(0.5;SUM([.O84:.V84]))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719">
            <text:p>719</text:p>
          </table:table-cell>
          <table:table-cell office:value-type="string">
            <text:p>Use Editor to View Job Logs </text:p>
          </table:table-cell>
          <table:table-cell office:value-type="string">
            <text:p>GUI</text:p>
          </table:table-cell>
          <table:table-cell office:value-type="string">
            <text:p>2.0.17 </text:p>
          </table:table-cell>
          <table:table-cell office:value-type="string">
            <text:p>Improvement </text:p>
          </table:table-cell>
          <table:table-cell table:number-columns-repeated="17"/>
          <table:table-cell table:formula="oooc:=SUM(SUM([.K85:.N85]);PRODUCT(0.5;SUM([.O85:.V85]))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888">
            <text:p>888</text:p>
          </table:table-cell>
          <table:table-cell office:value-type="string">
            <text:p>Save Layout as Site Default </text:p>
          </table:table-cell>
          <table:table-cell office:value-type="string">
            <text:p>GUI</text:p>
          </table:table-cell>
          <table:table-cell office:value-type="string">
            <text:p>2.1.4 </text:p>
          </table:table-cell>
          <table:table-cell office:value-type="string">
            <text:p>Improvement </text:p>
          </table:table-cell>
          <table:table-cell table:number-columns-repeated="17"/>
          <table:table-cell table:formula="oooc:=SUM(SUM([.K86:.N86]);PRODUCT(0.5;SUM([.O86:.V86]))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944">
            <text:p>944</text:p>
          </table:table-cell>
          <table:table-cell office:value-type="string">
            <text:p>Save + Restore Window Bundles </text:p>
          </table:table-cell>
          <table:table-cell office:value-type="string">
            <text:p>GUI</text:p>
          </table:table-cell>
          <table:table-cell office:value-type="string">
            <text:p>2.1.9 </text:p>
          </table:table-cell>
          <table:table-cell office:value-type="string">
            <text:p>Improvement </text:p>
          </table:table-cell>
          <table:table-cell table:number-columns-repeated="17"/>
          <table:table-cell table:formula="oooc:=SUM(SUM([.K87:.N87]);PRODUCT(0.5;SUM([.O87:.V87]))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964">
            <text:p>964</text:p>
          </table:table-cell>
          <table:table-cell office:value-type="string">
            <text:p>Column Style Node Browser </text:p>
          </table:table-cell>
          <table:table-cell office:value-type="string">
            <text:p>GUI</text:p>
          </table:table-cell>
          <table:table-cell office:value-type="string">
            <text:p>2.1.9 </text:p>
          </table:table-cell>
          <table:table-cell office:value-type="string">
            <text:p>Improvement </text:p>
          </table:table-cell>
          <table:table-cell table:number-columns-repeated="17"/>
          <table:table-cell table:formula="oooc:=SUM(SUM([.K88:.N88]);PRODUCT(0.5;SUM([.O88:.V88]))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001">
            <text:p>1001</text:p>
          </table:table-cell>
          <table:table-cell office:value-type="string">
            <text:p>Hide Node Labels if Unreadable </text:p>
          </table:table-cell>
          <table:table-cell office:value-type="string">
            <text:p>GUI</text:p>
          </table:table-cell>
          <table:table-cell office:value-type="string">
            <text:p>2.1.9 </text:p>
          </table:table-cell>
          <table:table-cell office:value-type="string">
            <text:p>Improvement </text:p>
          </table:table-cell>
          <table:table-cell table:number-columns-repeated="17"/>
          <table:table-cell table:formula="oooc:=SUM(SUM([.K89:.N89]);PRODUCT(0.5;SUM([.O89:.V89]))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003">
            <text:p>1003</text:p>
          </table:table-cell>
          <table:table-cell office:value-type="string">
            <text:p>Type Filtering in the Node History Panel </text:p>
          </table:table-cell>
          <table:table-cell office:value-type="string">
            <text:p>GUI</text:p>
          </table:table-cell>
          <table:table-cell office:value-type="string">
            <text:p>2.1.9 </text:p>
          </table:table-cell>
          <table:table-cell office:value-type="string">
            <text:p>Improvement </text:p>
          </table:table-cell>
          <table:table-cell table:number-columns-repeated="17"/>
          <table:table-cell table:formula="oooc:=SUM(SUM([.K90:.N90]);PRODUCT(0.5;SUM([.O90:.V90]))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004">
            <text:p>1004</text:p>
          </table:table-cell>
          <table:table-cell office:value-type="string">
            <text:p>Change to Node History display of Check-in Messages </text:p>
          </table:table-cell>
          <table:table-cell office:value-type="string">
            <text:p>GUI</text:p>
          </table:table-cell>
          <table:table-cell office:value-type="string">
            <text:p>2.1.9 </text:p>
          </table:table-cell>
          <table:table-cell office:value-type="string">
            <text:p>Improvement </text:p>
          </table:table-cell>
          <table:table-cell table:number-columns-repeated="17"/>
          <table:table-cell table:formula="oooc:=SUM(SUM([.K91:.N91]);PRODUCT(0.5;SUM([.O91:.V91]))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172">
            <text:p>1172</text:p>
          </table:table-cell>
          <table:table-cell office:value-type="string">
            <text:p>Show job details for job groups with mulitple jobs </text:p>
          </table:table-cell>
          <table:table-cell office:value-type="string">
            <text:p>GUI</text:p>
          </table:table-cell>
          <table:table-cell office:value-type="string">
            <text:p>2.3.5 </text:p>
          </table:table-cell>
          <table:table-cell office:value-type="string">
            <text:p>Improvement </text:p>
          </table:table-cell>
          <table:table-cell table:number-columns-repeated="17"/>
          <table:table-cell table:formula="oooc:=SUM(SUM([.K92:.N92]);PRODUCT(0.5;SUM([.O92:.V92]))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207">
            <text:p>1207</text:p>
          </table:table-cell>
          <table:table-cell office:value-type="string">
            <text:p>Edit Source Parameter Panel Should appear over Node Details </text:p>
          </table:table-cell>
          <table:table-cell office:value-type="string">
            <text:p>GUI</text:p>
          </table:table-cell>
          <table:table-cell office:value-type="string">
            <text:p>2.3.5 </text:p>
          </table:table-cell>
          <table:table-cell office:value-type="string">
            <text:p>Improvement </text:p>
          </table:table-cell>
          <table:table-cell table:number-columns-repeated="17"/>
          <table:table-cell table:formula="oooc:=SUM(SUM([.K93:.N93]);PRODUCT(0.5;SUM([.O93:.V93]))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237">
            <text:p>1237</text:p>
          </table:table-cell>
          <table:table-cell office:value-type="string">
            <text:p>Release view matching pattern confirm dialog </text:p>
          </table:table-cell>
          <table:table-cell office:value-type="string">
            <text:p>GUI</text:p>
          </table:table-cell>
          <table:table-cell office:value-type="string">
            <text:p>2.3.6 </text:p>
          </table:table-cell>
          <table:table-cell office:value-type="string">
            <text:p>Improvement </text:p>
          </table:table-cell>
          <table:table-cell table:number-columns-repeated="17"/>
          <table:table-cell table:formula="oooc:=SUM(SUM([.K94:.N94]);PRODUCT(0.5;SUM([.O94:.V94]))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275">
            <text:p>1275</text:p>
          </table:table-cell>
          <table:table-cell office:value-type="string">
            <text:p>Clone Tool warning and or summary </text:p>
          </table:table-cell>
          <table:table-cell office:value-type="string">
            <text:p>GUI</text:p>
          </table:table-cell>
          <table:table-cell office:value-type="string">
            <text:p>2.3.8 </text:p>
          </table:table-cell>
          <table:table-cell office:value-type="string">
            <text:p>Improvement </text:p>
          </table:table-cell>
          <table:table-cell table:number-columns-repeated="17"/>
          <table:table-cell table:formula="oooc:=SUM(SUM([.K95:.N95]);PRODUCT(0.5;SUM([.O95:.V95]))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324">
            <text:p>1324</text:p>
          </table:table-cell>
          <table:table-cell office:value-type="string">
            <text:p>Show Secondary Sequences in Tooltip </text:p>
          </table:table-cell>
          <table:table-cell office:value-type="string">
            <text:p>GUI</text:p>
          </table:table-cell>
          <table:table-cell office:value-type="string">
            <text:p>2.3.13 </text:p>
          </table:table-cell>
          <table:table-cell office:value-type="string">
            <text:p>Improvement </text:p>
          </table:table-cell>
          <table:table-cell table:number-columns-repeated="17"/>
          <table:table-cell table:formula="oooc:=SUM(SUM([.K96:.N96]);PRODUCT(0.5;SUM([.O96:.V96]))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325">
            <text:p>1325</text:p>
          </table:table-cell>
          <table:table-cell office:value-type="string">
            <text:p>Refresh button in file browser </text:p>
          </table:table-cell>
          <table:table-cell office:value-type="string">
            <text:p>GUI</text:p>
          </table:table-cell>
          <table:table-cell office:value-type="string">
            <text:p>2.3.13 </text:p>
          </table:table-cell>
          <table:table-cell office:value-type="string">
            <text:p>Improvement </text:p>
          </table:table-cell>
          <table:table-cell table:number-columns-repeated="17"/>
          <table:table-cell table:formula="oooc:=SUM(SUM([.K97:.N97]);PRODUCT(0.5;SUM([.O97:.V97]))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328">
            <text:p>1328</text:p>
          </table:table-cell>
          <table:table-cell office:value-type="string">
            <text:p>Collapsable Node Regions </text:p>
          </table:table-cell>
          <table:table-cell office:value-type="string">
            <text:p>GUI</text:p>
          </table:table-cell>
          <table:table-cell office:value-type="string">
            <text:p>2.3.13 </text:p>
          </table:table-cell>
          <table:table-cell office:value-type="string">
            <text:p>Improvement </text:p>
          </table:table-cell>
          <table:table-cell table:number-columns-repeated="17"/>
          <table:table-cell table:formula="oooc:=SUM(SUM([.K98:.N98]);PRODUCT(0.5;SUM([.O98:.V98]))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329">
            <text:p>1329</text:p>
          </table:table-cell>
          <table:table-cell office:value-type="string">
            <text:p>Quadrant Node Look </text:p>
          </table:table-cell>
          <table:table-cell office:value-type="string">
            <text:p>GUI</text:p>
          </table:table-cell>
          <table:table-cell office:value-type="string">
            <text:p>2.3.13 </text:p>
          </table:table-cell>
          <table:table-cell office:value-type="string">
            <text:p>Improvement </text:p>
          </table:table-cell>
          <table:table-cell table:number-columns-repeated="17"/>
          <table:table-cell table:formula="oooc:=SUM(SUM([.K99:.N99]);PRODUCT(0.5;SUM([.O99:.V99]))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332">
            <text:p>1332</text:p>
          </table:table-cell>
          <table:table-cell office:value-type="string">
            <text:p>optional display of full/partial node name in node viewer </text:p>
          </table:table-cell>
          <table:table-cell office:value-type="string">
            <text:p>GUI</text:p>
          </table:table-cell>
          <table:table-cell office:value-type="string">
            <text:p>2.3.11 </text:p>
          </table:table-cell>
          <table:table-cell office:value-type="string">
            <text:p>Improvement </text:p>
          </table:table-cell>
          <table:table-cell table:number-columns-repeated="17"/>
          <table:table-cell table:formula="oooc:=SUM(SUM([.K100:.N100]);PRODUCT(0.5;SUM([.O100:.V100]))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334">
            <text:p>1334</text:p>
          </table:table-cell>
          <table:table-cell office:value-type="string">
            <text:p>Reset Current destroys saved layouts </text:p>
          </table:table-cell>
          <table:table-cell office:value-type="string">
            <text:p>GUI</text:p>
          </table:table-cell>
          <table:table-cell office:value-type="string">
            <text:p>2.3.13 </text:p>
          </table:table-cell>
          <table:table-cell office:value-type="string">
            <text:p>Improvement </text:p>
          </table:table-cell>
          <table:table-cell table:number-columns-repeated="17"/>
          <table:table-cell table:formula="oooc:=SUM(SUM([.K101:.N101]);PRODUCT(0.5;SUM([.O101:.V101]))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339">
            <text:p>1339</text:p>
          </table:table-cell>
          <table:table-cell office:value-type="string">
            <text:p>Too much Job Group information sent </text:p>
          </table:table-cell>
          <table:table-cell office:value-type="string">
            <text:p>GUI</text:p>
          </table:table-cell>
          <table:table-cell office:value-type="string">
            <text:p>2.3.13 </text:p>
          </table:table-cell>
          <table:table-cell office:value-type="string">
            <text:p>Improvement </text:p>
          </table:table-cell>
          <table:table-cell table:number-columns-repeated="17"/>
          <table:table-cell table:formula="oooc:=SUM(SUM([.K102:.N102]);PRODUCT(0.5;SUM([.O102:.V102]))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363">
            <text:p>1363</text:p>
          </table:table-cell>
          <table:table-cell office:value-type="string">
            <text:p>No association between job groups/details and queue servers </text:p>
          </table:table-cell>
          <table:table-cell office:value-type="string">
            <text:p>GUI</text:p>
          </table:table-cell>
          <table:table-cell office:value-type="string">
            <text:p>2.3.13 </text:p>
          </table:table-cell>
          <table:table-cell office:value-type="string">
            <text:p>Improvement </text:p>
          </table:table-cell>
          <table:table-cell table:number-columns-repeated="17"/>
          <table:table-cell table:formula="oooc:=SUM(SUM([.K103:.N103]);PRODUCT(0.5;SUM([.O103:.V103]))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465">
            <text:p>1465</text:p>
          </table:table-cell>
          <table:table-cell office:value-type="string">
            <text:p>Possible Crash with newer xcb libraries on linux </text:p>
          </table:table-cell>
          <table:table-cell office:value-type="string">
            <text:p>GUI</text:p>
          </table:table-cell>
          <table:table-cell office:value-type="string">
            <text:p>2.4.1 </text:p>
          </table:table-cell>
          <table:table-cell office:value-type="string">
            <text:p>Improvement </text:p>
          </table:table-cell>
          <table:table-cell table:number-columns-repeated="17"/>
          <table:table-cell table:formula="oooc:=SUM(SUM([.K104:.N104]);PRODUCT(0.5;SUM([.O104:.V104]))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550">
            <text:p>1550</text:p>
          </table:table-cell>
          <table:table-cell office:value-type="string">
            <text:p>tool menu missing </text:p>
          </table:table-cell>
          <table:table-cell office:value-type="string">
            <text:p>Java API </text:p>
          </table:table-cell>
          <table:table-cell office:value-type="string">
            <text:p>2.4.1 </text:p>
          </table:table-cell>
          <table:table-cell office:value-type="string">
            <text:p>Defect </text:p>
          </table:table-cell>
          <table:table-cell table:number-columns-repeated="17"/>
          <table:table-cell table:formula="oooc:=SUM(SUM([.K105:.N105]);PRODUCT(0.5;SUM([.O105:.V105]))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97">
            <text:p>97</text:p>
          </table:table-cell>
          <table:table-cell office:value-type="string">
            <text:p>Job Output Parsing </text:p>
          </table:table-cell>
          <table:table-cell office:value-type="string">
            <text:p>Java API </text:p>
          </table:table-cell>
          <table:table-cell office:value-type="string">
            <text:p>1.8.2 </text:p>
          </table:table-cell>
          <table:table-cell office:value-type="string">
            <text:p>Feature Request </text:p>
          </table:table-cell>
          <table:table-cell table:number-columns-repeated="17"/>
          <table:table-cell table:formula="oooc:=SUM(SUM([.K106:.N106]);PRODUCT(0.5;SUM([.O106:.V106]))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769">
            <text:p>769</text:p>
          </table:table-cell>
          <table:table-cell office:value-type="string">
            <text:p>Clone with Linked History </text:p>
          </table:table-cell>
          <table:table-cell office:value-type="string">
            <text:p>Java API </text:p>
          </table:table-cell>
          <table:table-cell office:value-type="string">
            <text:p>2.0.17 </text:p>
          </table:table-cell>
          <table:table-cell office:value-type="string">
            <text:p>Feature Request </text:p>
          </table:table-cell>
          <table:table-cell table:number-columns-repeated="17"/>
          <table:table-cell table:formula="oooc:=SUM(SUM([.K107:.N107]);PRODUCT(0.5;SUM([.O107:.V107]))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951">
            <text:p>951</text:p>
          </table:table-cell>
          <table:table-cell office:value-type="string">
            <text:p>Redesign of Package Layout </text:p>
          </table:table-cell>
          <table:table-cell office:value-type="string">
            <text:p>Java API </text:p>
          </table:table-cell>
          <table:table-cell office:value-type="string">
            <text:p>2.1.9 </text:p>
          </table:table-cell>
          <table:table-cell office:value-type="string">
            <text:p>Feature Request </text:p>
          </table:table-cell>
          <table:table-cell table:number-columns-repeated="17"/>
          <table:table-cell table:formula="oooc:=SUM(SUM([.K108:.N108]);PRODUCT(0.5;SUM([.O108:.V108]))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331">
            <text:p>1331</text:p>
          </table:table-cell>
          <table:table-cell office:value-type="string">
            <text:p>A New Type of Node which Represents a Directory </text:p>
          </table:table-cell>
          <table:table-cell office:value-type="string">
            <text:p>Java API </text:p>
          </table:table-cell>
          <table:table-cell office:value-type="string">
            <text:p>2.3.13 </text:p>
          </table:table-cell>
          <table:table-cell office:value-type="string">
            <text:p>Feature Request </text:p>
          </table:table-cell>
          <table:table-cell table:number-columns-repeated="17"/>
          <table:table-cell table:formula="oooc:=SUM(SUM([.K109:.N109]);PRODUCT(0.5;SUM([.O109:.V109]))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386">
            <text:p>1386</text:p>
          </table:table-cell>
          <table:table-cell office:value-type="string">
            <text:p>Long Operation Progress Meter </text:p>
          </table:table-cell>
          <table:table-cell office:value-type="string">
            <text:p>Java API </text:p>
          </table:table-cell>
          <table:table-cell office:value-type="string">
            <text:p>2.3.13 </text:p>
          </table:table-cell>
          <table:table-cell office:value-type="string">
            <text:p>Feature Request </text:p>
          </table:table-cell>
          <table:table-cell table:number-columns-repeated="17"/>
          <table:table-cell table:formula="oooc:=SUM(SUM([.K110:.N110]);PRODUCT(0.5;SUM([.O110:.V110]))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402">
            <text:p>1402</text:p>
          </table:table-cell>
          <table:table-cell office:value-type="string">
            <text:p>Two new Dispatcher Related Panels </text:p>
          </table:table-cell>
          <table:table-cell office:value-type="string">
            <text:p>Java API </text:p>
          </table:table-cell>
          <table:table-cell office:value-type="string">
            <text:p>2.3.15 </text:p>
          </table:table-cell>
          <table:table-cell office:value-type="string">
            <text:p>Feature Request </text:p>
          </table:table-cell>
          <table:table-cell table:number-columns-repeated="17"/>
          <table:table-cell table:formula="oooc:=SUM(SUM([.K111:.N111]);PRODUCT(0.5;SUM([.O111:.V111]))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599">
            <text:p>1599</text:p>
          </table:table-cell>
          <table:table-cell office:value-type="string">
            <text:p>Synch and Unify nodes for the Task System </text:p>
          </table:table-cell>
          <table:table-cell office:value-type="string">
            <text:p>Java API </text:p>
          </table:table-cell>
          <table:table-cell office:value-type="string">
            <text:p>2.4.2 </text:p>
          </table:table-cell>
          <table:table-cell office:value-type="string">
            <text:p>Feature Request </text:p>
          </table:table-cell>
          <table:table-cell table:number-columns-repeated="17"/>
          <table:table-cell table:formula="oooc:=SUM(SUM([.K112:.N112]);PRODUCT(0.5;SUM([.O112:.V112]))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760">
            <text:p>760</text:p>
          </table:table-cell>
          <table:table-cell office:value-type="string">
            <text:p>Convert to DoubleMap/TripleMap </text:p>
          </table:table-cell>
          <table:table-cell office:value-type="string">
            <text:p>Java API </text:p>
          </table:table-cell>
          <table:table-cell office:value-type="string">
            <text:p>2.0.18 </text:p>
          </table:table-cell>
          <table:table-cell office:value-type="string">
            <text:p>Improvement </text:p>
          </table:table-cell>
          <table:table-cell table:number-columns-repeated="17"/>
          <table:table-cell table:formula="oooc:=SUM(SUM([.K113:.N113]);PRODUCT(0.5;SUM([.O113:.V113]))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966">
            <text:p>966</text:p>
          </table:table-cell>
          <table:table-cell office:value-type="string">
            <text:p>Improved Node Property Job Checks </text:p>
          </table:table-cell>
          <table:table-cell office:value-type="string">
            <text:p>Java API </text:p>
          </table:table-cell>
          <table:table-cell office:value-type="string">
            <text:p>2.1.9 </text:p>
          </table:table-cell>
          <table:table-cell office:value-type="string">
            <text:p>Improvement </text:p>
          </table:table-cell>
          <table:table-cell table:number-columns-repeated="17"/>
          <table:table-cell table:formula="oooc:=SUM(SUM([.K114:.N114]);PRODUCT(0.5;SUM([.O114:.V114]))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504">
            <text:p>1504</text:p>
          </table:table-cell>
          <table:table-cell office:value-type="string">
            <text:p>Contextual based data fields menus - MRayRenderGlobals </text:p>
          </table:table-cell>
          <table:table-cell office:value-type="string">
            <text:p>Java API </text:p>
          </table:table-cell>
          <table:table-cell office:value-type="string">
            <text:p>2.4.1 </text:p>
          </table:table-cell>
          <table:table-cell office:value-type="string">
            <text:p>Improvement </text:p>
          </table:table-cell>
          <table:table-cell table:number-columns-repeated="17"/>
          <table:table-cell table:formula="oooc:=SUM(SUM([.K115:.N115]);PRODUCT(0.5;SUM([.O115:.V115]))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506">
            <text:p>1506</text:p>
          </table:table-cell>
          <table:table-cell office:value-type="string">
            <text:p>Add a LaunchPipe Python Helper </text:p>
          </table:table-cell>
          <table:table-cell office:value-type="string">
            <text:p>Java API </text:p>
          </table:table-cell>
          <table:table-cell office:value-type="string">
            <text:p>2.4.1 </text:p>
          </table:table-cell>
          <table:table-cell office:value-type="string">
            <text:p>Improvement </text:p>
          </table:table-cell>
          <table:table-cell table:number-columns-repeated="17"/>
          <table:table-cell table:formula="oooc:=SUM(SUM([.K116:.N116]);PRODUCT(0.5;SUM([.O116:.V116]))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563">
            <text:p>1563</text:p>
          </table:table-cell>
          <table:table-cell office:value-type="string">
            <text:p>TaskToolUtils.findUpstreamNodes() is Slow! </text:p>
          </table:table-cell>
          <table:table-cell office:value-type="string">
            <text:p>Java API </text:p>
          </table:table-cell>
          <table:table-cell office:value-type="string">
            <text:p>2.4.1 </text:p>
          </table:table-cell>
          <table:table-cell office:value-type="string">
            <text:p>Improvement </text:p>
          </table:table-cell>
          <table:table-cell table:number-columns-repeated="17"/>
          <table:table-cell table:formula="oooc:=SUM(SUM([.K117:.N117]);PRODUCT(0.5;SUM([.O117:.V117]))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564">
            <text:p>1564</text:p>
          </table:table-cell>
          <table:table-cell office:value-type="string">
            <text:p>Java Annotations for Network Messaging </text:p>
          </table:table-cell>
          <table:table-cell office:value-type="string">
            <text:p>Java API </text:p>
          </table:table-cell>
          <table:table-cell office:value-type="string">
            <text:p>2.4.1 </text:p>
          </table:table-cell>
          <table:table-cell office:value-type="string">
            <text:p>Improvement </text:p>
          </table:table-cell>
          <table:table-cell table:number-columns-repeated="17"/>
          <table:table-cell table:formula="oooc:=SUM(SUM([.K118:.N118]);PRODUCT(0.5;SUM([.O118:.V118]))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614">
            <text:p>1614</text:p>
          </table:table-cell>
          <table:table-cell office:value-type="string">
            <text:p>A JobGroupID field in a QueueJob </text:p>
          </table:table-cell>
          <table:table-cell office:value-type="string">
            <text:p>Java API </text:p>
          </table:table-cell>
          <table:table-cell office:value-type="string">
            <text:p>2.4.2 </text:p>
          </table:table-cell>
          <table:table-cell office:value-type="string">
            <text:p>Improvement </text:p>
          </table:table-cell>
          <table:table-cell table:number-columns-repeated="17"/>
          <table:table-cell table:formula="oooc:=SUM(SUM([.K119:.N119]);PRODUCT(0.5;SUM([.O119:.V119]))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437">
            <text:p>1437</text:p>
          </table:table-cell>
          <table:table-cell office:value-type="string">
            <text:p>Complex BuilderParam UI </text:p>
          </table:table-cell>
          <table:table-cell office:value-type="string">
            <text:p>Builders </text:p>
          </table:table-cell>
          <table:table-cell office:value-type="string">
            <text:p>2.4.1 </text:p>
          </table:table-cell>
          <table:table-cell office:value-type="string">
            <text:p>Annoyance </text:p>
          </table:table-cell>
          <table:table-cell table:number-columns-repeated="17"/>
          <table:table-cell table:formula="oooc:=SUM(SUM([.K120:.N120]);PRODUCT(0.5;SUM([.O120:.V120]))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612">
            <text:p>1612</text:p>
          </table:table-cell>
          <table:table-cell office:value-type="string">
            <text:p>Setup Pass Titles </text:p>
          </table:table-cell>
          <table:table-cell office:value-type="string">
            <text:p>Builders </text:p>
          </table:table-cell>
          <table:table-cell office:value-type="string">
            <text:p>2.4.2 </text:p>
          </table:table-cell>
          <table:table-cell office:value-type="string">
            <text:p>Improvement </text:p>
          </table:table-cell>
          <table:table-cell table:number-columns-repeated="17"/>
          <table:table-cell table:formula="oooc:=SUM(SUM([.K121:.N121]);PRODUCT(0.5;SUM([.O121:.V121]))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054">
            <text:p>1054</text:p>
          </table:table-cell>
          <table:table-cell office:value-type="string">
            <text:p>MRayRenderGlobals 2.2.1 and Maya 8.5 error </text:p>
          </table:table-cell>
          <table:table-cell office:value-type="string">
            <text:p>Plugins </text:p>
          </table:table-cell>
          <table:table-cell office:value-type="string">
            <text:p>2.2.1 </text:p>
          </table:table-cell>
          <table:table-cell office:value-type="string">
            <text:p>Defect </text:p>
          </table:table-cell>
          <table:table-cell table:number-columns-repeated="17"/>
          <table:table-cell table:formula="oooc:=SUM(SUM([.K122:.N122]);PRODUCT(0.5;SUM([.O122:.V122]))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600">
            <text:p>1600</text:p>
          </table:table-cell>
          <table:table-cell office:value-type="string">
            <text:p>AfterFXRender does not respect comp Start name </text:p>
          </table:table-cell>
          <table:table-cell office:value-type="string">
            <text:p>Plugins </text:p>
          </table:table-cell>
          <table:table-cell office:value-type="string">
            <text:p>2.4.2 </text:p>
          </table:table-cell>
          <table:table-cell office:value-type="string">
            <text:p>Defect </text:p>
          </table:table-cell>
          <table:table-cell table:number-columns-repeated="17"/>
          <table:table-cell table:formula="oooc:=SUM(SUM([.K123:.N123]);PRODUCT(0.5;SUM([.O123:.V123]))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518">
            <text:p>518</text:p>
          </table:table-cell>
          <table:table-cell office:value-type="string">
            <text:p>HDiff Comparator Plugin </text:p>
          </table:table-cell>
          <table:table-cell office:value-type="string">
            <text:p>Plugins </text:p>
          </table:table-cell>
          <table:table-cell office:value-type="string">
            <text:p>2.0.0 </text:p>
          </table:table-cell>
          <table:table-cell office:value-type="string">
            <text:p>Feature Request </text:p>
          </table:table-cell>
          <table:table-cell table:number-columns-repeated="17"/>
          <table:table-cell table:formula="oooc:=SUM(SUM([.K124:.N124]);PRODUCT(0.5;SUM([.O124:.V124]))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522">
            <text:p>522</text:p>
          </table:table-cell>
          <table:table-cell office:value-type="string">
            <text:p>ShakeSync Tool </text:p>
          </table:table-cell>
          <table:table-cell office:value-type="string">
            <text:p>Plugins </text:p>
          </table:table-cell>
          <table:table-cell office:value-type="string">
            <text:p>2.0.0 </text:p>
          </table:table-cell>
          <table:table-cell office:value-type="string">
            <text:p>Feature Request </text:p>
          </table:table-cell>
          <table:table-cell table:number-columns-repeated="17"/>
          <table:table-cell table:formula="oooc:=SUM(SUM([.K125:.N125]);PRODUCT(0.5;SUM([.O125:.V125]))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567">
            <text:p>567</text:p>
          </table:table-cell>
          <table:table-cell office:value-type="string">
            <text:p>Liquid/Pixie Plugins </text:p>
          </table:table-cell>
          <table:table-cell office:value-type="string">
            <text:p>Plugins </text:p>
          </table:table-cell>
          <table:table-cell office:value-type="string">
            <text:p>2.0.5 </text:p>
          </table:table-cell>
          <table:table-cell office:value-type="string">
            <text:p>Feature Request </text:p>
          </table:table-cell>
          <table:table-cell table:number-columns-repeated="17"/>
          <table:table-cell table:formula="oooc:=SUM(SUM([.K126:.N126]);PRODUCT(0.5;SUM([.O126:.V126]))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593">
            <text:p>593</text:p>
          </table:table-cell>
          <table:table-cell office:value-type="string">
            <text:p>Turtle Plugins </text:p>
          </table:table-cell>
          <table:table-cell office:value-type="string">
            <text:p>Plugins </text:p>
          </table:table-cell>
          <table:table-cell office:value-type="string">
            <text:p>2.0.8 </text:p>
          </table:table-cell>
          <table:table-cell office:value-type="string">
            <text:p>Feature Request </text:p>
          </table:table-cell>
          <table:table-cell table:number-columns-repeated="17"/>
          <table:table-cell table:formula="oooc:=SUM(SUM([.K127:.N127]);PRODUCT(0.5;SUM([.O127:.V127]))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594">
            <text:p>594</text:p>
          </table:table-cell>
          <table:table-cell office:value-type="string">
            <text:p>ZBrush Plugins </text:p>
          </table:table-cell>
          <table:table-cell office:value-type="string">
            <text:p>Plugins </text:p>
          </table:table-cell>
          <table:table-cell office:value-type="string">
            <text:p>2.0.8 </text:p>
          </table:table-cell>
          <table:table-cell office:value-type="string">
            <text:p>Feature Request </text:p>
          </table:table-cell>
          <table:table-cell table:number-columns-repeated="17"/>
          <table:table-cell table:formula="oooc:=SUM(SUM([.K128:.N128]);PRODUCT(0.5;SUM([.O128:.V128]))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598">
            <text:p>598</text:p>
          </table:table-cell>
          <table:table-cell office:value-type="string">
            <text:p>Windows Specific Air Editor Plugins </text:p>
          </table:table-cell>
          <table:table-cell office:value-type="string">
            <text:p>Plugins </text:p>
          </table:table-cell>
          <table:table-cell office:value-type="string">
            <text:p>2.0.8 </text:p>
          </table:table-cell>
          <table:table-cell office:value-type="string">
            <text:p>Feature Request </text:p>
          </table:table-cell>
          <table:table-cell table:number-columns-repeated="17"/>
          <table:table-cell table:formula="oooc:=SUM(SUM([.K129:.N129]);PRODUCT(0.5;SUM([.O129:.V129]))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611">
            <text:p>611</text:p>
          </table:table-cell>
          <table:table-cell office:value-type="string">
            <text:p>XSI Plugins </text:p>
          </table:table-cell>
          <table:table-cell office:value-type="string">
            <text:p>Plugins </text:p>
          </table:table-cell>
          <table:table-cell office:value-type="string">
            <text:p>2.0.8 </text:p>
          </table:table-cell>
          <table:table-cell office:value-type="string">
            <text:p>Feature Request </text:p>
          </table:table-cell>
          <table:table-cell table:number-columns-repeated="17"/>
          <table:table-cell table:formula="oooc:=SUM(SUM([.K130:.N130]);PRODUCT(0.5;SUM([.O130:.V130]))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014">
            <text:p>1014</text:p>
          </table:table-cell>
          <table:table-cell office:value-type="string">
            <text:p>Adobe CS2 Export Action Plugins </text:p>
          </table:table-cell>
          <table:table-cell office:value-type="string">
            <text:p>Plugins </text:p>
          </table:table-cell>
          <table:table-cell office:value-type="string">
            <text:p>2.1.9 </text:p>
          </table:table-cell>
          <table:table-cell office:value-type="string">
            <text:p>Feature Request </text:p>
          </table:table-cell>
          <table:table-cell table:number-columns-repeated="17"/>
          <table:table-cell table:formula="oooc:=SUM(SUM([.K131:.N131]);PRODUCT(0.5;SUM([.O131:.V131]))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030">
            <text:p>1030</text:p>
          </table:table-cell>
          <table:table-cell office:value-type="string">
            <text:p>Digital Fusion Plugins </text:p>
          </table:table-cell>
          <table:table-cell office:value-type="string">
            <text:p>Plugins </text:p>
          </table:table-cell>
          <table:table-cell office:value-type="string">
            <text:p>2.2.1 </text:p>
          </table:table-cell>
          <table:table-cell office:value-type="string">
            <text:p>Feature Request </text:p>
          </table:table-cell>
          <table:table-cell table:number-columns-repeated="17"/>
          <table:table-cell table:formula="oooc:=SUM(SUM([.K132:.N132]);PRODUCT(0.5;SUM([.O132:.V132]))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036">
            <text:p>1036</text:p>
          </table:table-cell>
          <table:table-cell office:value-type="string">
            <text:p>NukeBuild Action </text:p>
          </table:table-cell>
          <table:table-cell office:value-type="string">
            <text:p>Plugins </text:p>
          </table:table-cell>
          <table:table-cell office:value-type="string">
            <text:p>2.2.2 </text:p>
          </table:table-cell>
          <table:table-cell office:value-type="string">
            <text:p>Feature Request </text:p>
          </table:table-cell>
          <table:table-cell table:number-columns-repeated="17"/>
          <table:table-cell table:formula="oooc:=SUM(SUM([.K133:.N133]);PRODUCT(0.5;SUM([.O133:.V133]))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102">
            <text:p>1102</text:p>
          </table:table-cell>
          <table:table-cell office:value-type="string">
            <text:p>FFMPEG Action </text:p>
          </table:table-cell>
          <table:table-cell office:value-type="string">
            <text:p>Plugins </text:p>
          </table:table-cell>
          <table:table-cell office:value-type="string">
            <text:p>2.2.5 </text:p>
          </table:table-cell>
          <table:table-cell office:value-type="string">
            <text:p>Feature Request </text:p>
          </table:table-cell>
          <table:table-cell table:number-columns-repeated="17"/>
          <table:table-cell table:formula="oooc:=SUM(SUM([.K134:.N134]);PRODUCT(0.5;SUM([.O134:.V134]))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163">
            <text:p>1163</text:p>
          </table:table-cell>
          <table:table-cell office:value-type="string">
            <text:p>Ultraedit studio editor </text:p>
          </table:table-cell>
          <table:table-cell office:value-type="string">
            <text:p>Plugins </text:p>
          </table:table-cell>
          <table:table-cell office:value-type="string">
            <text:p>2.3.4 </text:p>
          </table:table-cell>
          <table:table-cell office:value-type="string">
            <text:p>Feature Request </text:p>
          </table:table-cell>
          <table:table-cell table:number-columns-repeated="17"/>
          <table:table-cell table:formula="oooc:=SUM(SUM([.K135:.N135]);PRODUCT(0.5;SUM([.O135:.V135]))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171">
            <text:p>1171</text:p>
          </table:table-cell>
          <table:table-cell office:value-type="string">
            <text:p>Unfold3D editor plugin </text:p>
          </table:table-cell>
          <table:table-cell office:value-type="string">
            <text:p>Plugins </text:p>
          </table:table-cell>
          <table:table-cell office:value-type="string">
            <text:p>2.3.5 </text:p>
          </table:table-cell>
          <table:table-cell office:value-type="string">
            <text:p>Feature Request </text:p>
          </table:table-cell>
          <table:table-cell table:number-columns-repeated="17"/>
          <table:table-cell table:formula="oooc:=SUM(SUM([.K136:.N136]);PRODUCT(0.5;SUM([.O136:.V136]))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219">
            <text:p>1219</text:p>
          </table:table-cell>
          <table:table-cell office:value-type="string">
            <text:p>plplugin --install run from Eclipse editor </text:p>
          </table:table-cell>
          <table:table-cell office:value-type="string">
            <text:p>Plugins </text:p>
          </table:table-cell>
          <table:table-cell office:value-type="string">
            <text:p>2.3.5 </text:p>
          </table:table-cell>
          <table:table-cell office:value-type="string">
            <text:p>Feature Request </text:p>
          </table:table-cell>
          <table:table-cell table:number-columns-repeated="17"/>
          <table:table-cell table:formula="oooc:=SUM(SUM([.K137:.N137]);PRODUCT(0.5;SUM([.O137:.V137]))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288">
            <text:p>1288</text:p>
          </table:table-cell>
          <table:table-cell office:value-type="string">
            <text:p>MayaRender should let you set the project </text:p>
          </table:table-cell>
          <table:table-cell office:value-type="string">
            <text:p>Plugins </text:p>
          </table:table-cell>
          <table:table-cell office:value-type="string">
            <text:p>2.3.10 </text:p>
          </table:table-cell>
          <table:table-cell office:value-type="string">
            <text:p>Feature Request </text:p>
          </table:table-cell>
          <table:table-cell table:number-columns-repeated="17"/>
          <table:table-cell table:formula="oooc:=SUM(SUM([.K138:.N138]);PRODUCT(0.5;SUM([.O138:.V138]))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330">
            <text:p>1330</text:p>
          </table:table-cell>
          <table:table-cell office:value-type="string">
            <text:p>Add a JEdit editor </text:p>
          </table:table-cell>
          <table:table-cell office:value-type="string">
            <text:p>Plugins </text:p>
          </table:table-cell>
          <table:table-cell office:value-type="string">
            <text:p>2.3.13 </text:p>
          </table:table-cell>
          <table:table-cell office:value-type="string">
            <text:p>Feature Request </text:p>
          </table:table-cell>
          <table:table-cell table:number-columns-repeated="17"/>
          <table:table-cell table:formula="oooc:=SUM(SUM([.K139:.N139]);PRODUCT(0.5;SUM([.O139:.V139]))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341">
            <text:p>1341</text:p>
          </table:table-cell>
          <table:table-cell office:value-type="string">
            <text:p>NodeEnvironment plugin type </text:p>
          </table:table-cell>
          <table:table-cell office:value-type="string">
            <text:p>Plugins </text:p>
          </table:table-cell>
          <table:table-cell office:value-type="string">
            <text:p>2.3.13 </text:p>
          </table:table-cell>
          <table:table-cell office:value-type="string">
            <text:p>Feature Request </text:p>
          </table:table-cell>
          <table:table-cell table:number-columns-repeated="17"/>
          <table:table-cell table:formula="oooc:=SUM(SUM([.K140:.N140]);PRODUCT(0.5;SUM([.O140:.V140]))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401">
            <text:p>1401</text:p>
          </table:table-cell>
          <table:table-cell office:value-type="string">
            <text:p>Add parameters to Editors </text:p>
          </table:table-cell>
          <table:table-cell office:value-type="string">
            <text:p>Plugins </text:p>
          </table:table-cell>
          <table:table-cell office:value-type="string">
            <text:p>2.3.15 </text:p>
          </table:table-cell>
          <table:table-cell office:value-type="string">
            <text:p>Feature Request </text:p>
          </table:table-cell>
          <table:table-cell table:number-columns-repeated="17"/>
          <table:table-cell table:formula="oooc:=SUM(SUM([.K141:.N141]);PRODUCT(0.5;SUM([.O141:.V141]))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406">
            <text:p>1406</text:p>
          </table:table-cell>
          <table:table-cell office:value-type="string">
            <text:p>Toolset Setup Wizard </text:p>
          </table:table-cell>
          <table:table-cell office:value-type="string">
            <text:p>Plugins </text:p>
          </table:table-cell>
          <table:table-cell office:value-type="string">
            <text:p>2.3.15 </text:p>
          </table:table-cell>
          <table:table-cell office:value-type="string">
            <text:p>Feature Request </text:p>
          </table:table-cell>
          <table:table-cell table:number-columns-repeated="17"/>
          <table:table-cell table:formula="oooc:=SUM(SUM([.K142:.N142]);PRODUCT(0.5;SUM([.O142:.V142]))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414">
            <text:p>1414</text:p>
          </table:table-cell>
          <table:table-cell office:value-type="string">
            <text:p>Support for Adobe CS3 </text:p>
          </table:table-cell>
          <table:table-cell office:value-type="string">
            <text:p>Plugins </text:p>
          </table:table-cell>
          <table:table-cell office:value-type="string">
            <text:p>2.3.15 </text:p>
          </table:table-cell>
          <table:table-cell office:value-type="string">
            <text:p>Feature Request </text:p>
          </table:table-cell>
          <table:table-cell table:number-columns-repeated="17"/>
          <table:table-cell table:formula="oooc:=SUM(SUM([.K143:.N143]);PRODUCT(0.5;SUM([.O143:.V143]))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420">
            <text:p>1420</text:p>
          </table:table-cell>
          <table:table-cell office:value-type="string">
            <text:p>NukeDebugTexture Action </text:p>
          </table:table-cell>
          <table:table-cell office:value-type="string">
            <text:p>Plugins </text:p>
          </table:table-cell>
          <table:table-cell office:value-type="string">
            <text:p>2.3.15 </text:p>
          </table:table-cell>
          <table:table-cell office:value-type="string">
            <text:p>Feature Request </text:p>
          </table:table-cell>
          <table:table-cell table:number-columns-repeated="17"/>
          <table:table-cell table:formula="oooc:=SUM(SUM([.K144:.N144]);PRODUCT(0.5;SUM([.O144:.V144]))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539">
            <text:p>1539</text:p>
          </table:table-cell>
          <table:table-cell office:value-type="string">
            <text:p>Alpha and Depth in the MayaRenderGlobals Action </text:p>
          </table:table-cell>
          <table:table-cell office:value-type="string">
            <text:p>Plugins </text:p>
          </table:table-cell>
          <table:table-cell office:value-type="string">
            <text:p>2.4.1 </text:p>
          </table:table-cell>
          <table:table-cell office:value-type="string">
            <text:p>Feature Request </text:p>
          </table:table-cell>
          <table:table-cell table:number-columns-repeated="17"/>
          <table:table-cell table:formula="oooc:=SUM(SUM([.K145:.N145]);PRODUCT(0.5;SUM([.O145:.V145]))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608">
            <text:p>1608</text:p>
          </table:table-cell>
          <table:table-cell office:value-type="string">
            <text:p>hfsMantra: adding ifd filtering functionality </text:p>
          </table:table-cell>
          <table:table-cell office:value-type="string">
            <text:p>Plugins </text:p>
          </table:table-cell>
          <table:table-cell office:value-type="string">
            <text:p>2.4.3 </text:p>
          </table:table-cell>
          <table:table-cell office:value-type="string">
            <text:p>Feature Request </text:p>
          </table:table-cell>
          <table:table-cell table:number-columns-repeated="17"/>
          <table:table-cell table:formula="oooc:=SUM(SUM([.K146:.N146]);PRODUCT(0.5;SUM([.O146:.V146]))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601">
            <text:p>601</text:p>
          </table:table-cell>
          <table:table-cell office:value-type="string">
            <text:p>IvView Editor on Windows &amp; Mac OS X </text:p>
          </table:table-cell>
          <table:table-cell office:value-type="string">
            <text:p>Plugins </text:p>
          </table:table-cell>
          <table:table-cell office:value-type="string">
            <text:p>2.0.9 </text:p>
          </table:table-cell>
          <table:table-cell office:value-type="string">
            <text:p>Improvement </text:p>
          </table:table-cell>
          <table:table-cell table:number-columns-repeated="17"/>
          <table:table-cell table:formula="oooc:=SUM(SUM([.K147:.N147]);PRODUCT(0.5;SUM([.O147:.V147]))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666">
            <text:p>666</text:p>
          </table:table-cell>
          <table:table-cell office:value-type="string">
            <text:p>RegisterMap Tool Enhancement </text:p>
          </table:table-cell>
          <table:table-cell office:value-type="string">
            <text:p>Plugins </text:p>
          </table:table-cell>
          <table:table-cell office:value-type="string">
            <text:p>2.0.14 </text:p>
          </table:table-cell>
          <table:table-cell office:value-type="string">
            <text:p>Improvement </text:p>
          </table:table-cell>
          <table:table-cell table:number-columns-repeated="17"/>
          <table:table-cell table:formula="oooc:=SUM(SUM([.K148:.N148]);PRODUCT(0.5;SUM([.O148:.V148]))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917">
            <text:p>917</text:p>
          </table:table-cell>
          <table:table-cell office:value-type="string">
            <text:p>SyflexApplyCache SourceParams Override </text:p>
          </table:table-cell>
          <table:table-cell office:value-type="string">
            <text:p>Plugins </text:p>
          </table:table-cell>
          <table:table-cell office:value-type="string">
            <text:p>2.1.7 </text:p>
          </table:table-cell>
          <table:table-cell office:value-type="string">
            <text:p>Improvement </text:p>
          </table:table-cell>
          <table:table-cell table:number-columns-repeated="17"/>
          <table:table-cell table:formula="oooc:=SUM(SUM([.K149:.N149]);PRODUCT(0.5;SUM([.O149:.V149]))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019">
            <text:p>1019</text:p>
          </table:table-cell>
          <table:table-cell office:value-type="string">
            <text:p>Port Houdini Action Plugins to Windows </text:p>
          </table:table-cell>
          <table:table-cell office:value-type="string">
            <text:p>Plugins </text:p>
          </table:table-cell>
          <table:table-cell office:value-type="string">
            <text:p>2.1.9 </text:p>
          </table:table-cell>
          <table:table-cell office:value-type="string">
            <text:p>Improvement </text:p>
          </table:table-cell>
          <table:table-cell table:number-columns-repeated="17"/>
          <table:table-cell table:formula="oooc:=SUM(SUM([.K150:.N150]);PRODUCT(0.5;SUM([.O150:.V150]))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020">
            <text:p>1020</text:p>
          </table:table-cell>
          <table:table-cell office:value-type="string">
            <text:p>Port AIR Action Plugins to Windows </text:p>
          </table:table-cell>
          <table:table-cell office:value-type="string">
            <text:p>Plugins </text:p>
          </table:table-cell>
          <table:table-cell office:value-type="string">
            <text:p>2.1.9 </text:p>
          </table:table-cell>
          <table:table-cell office:value-type="string">
            <text:p>Improvement </text:p>
          </table:table-cell>
          <table:table-cell table:number-columns-repeated="17"/>
          <table:table-cell table:formula="oooc:=SUM(SUM([.K151:.N151]);PRODUCT(0.5;SUM([.O151:.V151]))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021">
            <text:p>1021</text:p>
          </table:table-cell>
          <table:table-cell office:value-type="string">
            <text:p>Port PRMan Action Plugins to Windows </text:p>
          </table:table-cell>
          <table:table-cell office:value-type="string">
            <text:p>Plugins </text:p>
          </table:table-cell>
          <table:table-cell office:value-type="string">
            <text:p>2.1.9 </text:p>
          </table:table-cell>
          <table:table-cell office:value-type="string">
            <text:p>Improvement </text:p>
          </table:table-cell>
          <table:table-cell table:number-columns-repeated="17"/>
          <table:table-cell table:formula="oooc:=SUM(SUM([.K152:.N152]);PRODUCT(0.5;SUM([.O152:.V152]))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022">
            <text:p>1022</text:p>
          </table:table-cell>
          <table:table-cell office:value-type="string">
            <text:p>Port Gelato Action Plugins to Windows </text:p>
          </table:table-cell>
          <table:table-cell office:value-type="string">
            <text:p>Plugins </text:p>
          </table:table-cell>
          <table:table-cell office:value-type="string">
            <text:p>2.1.9 </text:p>
          </table:table-cell>
          <table:table-cell office:value-type="string">
            <text:p>Improvement </text:p>
          </table:table-cell>
          <table:table-cell table:number-columns-repeated="17"/>
          <table:table-cell table:formula="oooc:=SUM(SUM([.K153:.N153]);PRODUCT(0.5;SUM([.O153:.V153]))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023">
            <text:p>1023</text:p>
          </table:table-cell>
          <table:table-cell office:value-type="string">
            <text:p>Port Syflex Action Plugins to Windows </text:p>
          </table:table-cell>
          <table:table-cell office:value-type="string">
            <text:p>Plugins </text:p>
          </table:table-cell>
          <table:table-cell office:value-type="string">
            <text:p>2.1.9 </text:p>
          </table:table-cell>
          <table:table-cell office:value-type="string">
            <text:p>Improvement </text:p>
          </table:table-cell>
          <table:table-cell table:number-columns-repeated="17"/>
          <table:table-cell table:formula="oooc:=SUM(SUM([.K154:.N154]);PRODUCT(0.5;SUM([.O154:.V154]))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089">
            <text:p>1089</text:p>
          </table:table-cell>
          <table:table-cell office:value-type="string">
            <text:p>Adobe After Effects Support for Mac OS X and Windows XP </text:p>
          </table:table-cell>
          <table:table-cell office:value-type="string">
            <text:p>Plugins </text:p>
          </table:table-cell>
          <table:table-cell office:value-type="string">
            <text:p>2.2.5 </text:p>
          </table:table-cell>
          <table:table-cell office:value-type="string">
            <text:p>Improvement </text:p>
          </table:table-cell>
          <table:table-cell table:number-columns-repeated="17"/>
          <table:table-cell table:formula="oooc:=SUM(SUM([.K155:.N155]);PRODUCT(0.5;SUM([.O155:.V155]))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133">
            <text:p>1133</text:p>
          </table:table-cell>
          <table:table-cell office:value-type="string">
            <text:p>AfterFX Editor on Mac OS X </text:p>
          </table:table-cell>
          <table:table-cell office:value-type="string">
            <text:p>Plugins </text:p>
          </table:table-cell>
          <table:table-cell office:value-type="string">
            <text:p>2.3.2 </text:p>
          </table:table-cell>
          <table:table-cell office:value-type="string">
            <text:p>Improvement </text:p>
          </table:table-cell>
          <table:table-cell table:number-columns-repeated="17"/>
          <table:table-cell table:formula="oooc:=SUM(SUM([.K156:.N156]);PRODUCT(0.5;SUM([.O156:.V156]))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210">
            <text:p>1210</text:p>
          </table:table-cell>
          <table:table-cell office:value-type="string">
            <text:p>Multi-file select in MRayAddTextures </text:p>
          </table:table-cell>
          <table:table-cell office:value-type="string">
            <text:p>Plugins </text:p>
          </table:table-cell>
          <table:table-cell office:value-type="string">
            <text:p>2.3.5 </text:p>
          </table:table-cell>
          <table:table-cell office:value-type="string">
            <text:p>Improvement </text:p>
          </table:table-cell>
          <table:table-cell table:number-columns-repeated="17"/>
          <table:table-cell table:formula="oooc:=SUM(SUM([.K157:.N157]);PRODUCT(0.5;SUM([.O157:.V157]))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218">
            <text:p>1218</text:p>
          </table:table-cell>
          <table:table-cell office:value-type="string">
            <text:p>plugin jar contents get changed </text:p>
          </table:table-cell>
          <table:table-cell office:value-type="string">
            <text:p>Plugins </text:p>
          </table:table-cell>
          <table:table-cell office:value-type="string">
            <text:p>2.3.4 </text:p>
          </table:table-cell>
          <table:table-cell office:value-type="string">
            <text:p>Improvement </text:p>
          </table:table-cell>
          <table:table-cell table:number-columns-repeated="17"/>
          <table:table-cell table:formula="oooc:=SUM(SUM([.K158:.N158]);PRODUCT(0.5;SUM([.O158:.V158]))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269">
            <text:p>1269</text:p>
          </table:table-cell>
          <table:table-cell office:value-type="string">
            <text:p>Make MRayOptionsAction use Tuple Parameters </text:p>
          </table:table-cell>
          <table:table-cell office:value-type="string">
            <text:p>Plugins </text:p>
          </table:table-cell>
          <table:table-cell office:value-type="string">
            <text:p>2.3.9 </text:p>
          </table:table-cell>
          <table:table-cell office:value-type="string">
            <text:p>Improvement </text:p>
          </table:table-cell>
          <table:table-cell table:number-columns-repeated="17"/>
          <table:table-cell table:formula="oooc:=SUM(SUM([.K159:.N159]);PRODUCT(0.5;SUM([.O159:.V159]))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417">
            <text:p>1417</text:p>
          </table:table-cell>
          <table:table-cell office:value-type="string">
            <text:p>Reorganize CompBuild Action Parameters </text:p>
          </table:table-cell>
          <table:table-cell office:value-type="string">
            <text:p>Plugins </text:p>
          </table:table-cell>
          <table:table-cell office:value-type="string">
            <text:p>2.3.15 </text:p>
          </table:table-cell>
          <table:table-cell office:value-type="string">
            <text:p>Improvement </text:p>
          </table:table-cell>
          <table:table-cell table:number-columns-repeated="17"/>
          <table:table-cell table:formula="oooc:=SUM(SUM([.K160:.N160]);PRODUCT(0.5;SUM([.O160:.V160]))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445">
            <text:p>1445</text:p>
          </table:table-cell>
          <table:table-cell office:value-type="string">
            <text:p>Standardize NodeNote UI </text:p>
          </table:table-cell>
          <table:table-cell office:value-type="string">
            <text:p>Plugins </text:p>
          </table:table-cell>
          <table:table-cell office:value-type="string">
            <text:p>2.3.15 </text:p>
          </table:table-cell>
          <table:table-cell office:value-type="string">
            <text:p>Improvement </text:p>
          </table:table-cell>
          <table:table-cell table:number-columns-repeated="17"/>
          <table:table-cell table:formula="oooc:=SUM(SUM([.K161:.N161]);PRODUCT(0.5;SUM([.O161:.V161]))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466">
            <text:p>1466</text:p>
          </table:table-cell>
          <table:table-cell office:value-type="string">
            <text:p>Nuke 5.0 Python Scripting Support </text:p>
          </table:table-cell>
          <table:table-cell office:value-type="string">
            <text:p>Plugins </text:p>
          </table:table-cell>
          <table:table-cell office:value-type="string">
            <text:p>2.4.1 </text:p>
          </table:table-cell>
          <table:table-cell office:value-type="string">
            <text:p>Improvement </text:p>
          </table:table-cell>
          <table:table-cell table:number-columns-repeated="17"/>
          <table:table-cell table:formula="oooc:=SUM(SUM([.K162:.N162]);PRODUCT(0.5;SUM([.O162:.V162]))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548">
            <text:p>1548</text:p>
          </table:table-cell>
          <table:table-cell office:value-type="string">
            <text:p>NukeAddSource tool not recognizing image sequences </text:p>
          </table:table-cell>
          <table:table-cell office:value-type="string">
            <text:p>Plugins </text:p>
          </table:table-cell>
          <table:table-cell office:value-type="string">
            <text:p>2.4.1 </text:p>
          </table:table-cell>
          <table:table-cell office:value-type="string">
            <text:p>Improvement </text:p>
          </table:table-cell>
          <table:table-cell table:number-columns-repeated="17"/>
          <table:table-cell table:formula="oooc:=SUM(SUM([.K163:.N163]);PRODUCT(0.5;SUM([.O163:.V163]))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587">
            <text:p>1587</text:p>
          </table:table-cell>
          <table:table-cell office:value-type="string">
            <text:p>Gelato 2.2R1 Support </text:p>
          </table:table-cell>
          <table:table-cell office:value-type="string">
            <text:p>Plugins </text:p>
          </table:table-cell>
          <table:table-cell office:value-type="string">
            <text:p>2.4.2 </text:p>
          </table:table-cell>
          <table:table-cell office:value-type="string">
            <text:p>Improvement </text:p>
          </table:table-cell>
          <table:table-cell table:number-columns-repeated="17"/>
          <table:table-cell table:formula="oooc:=SUM(SUM([.K164:.N164]);PRODUCT(0.5;SUM([.O164:.V164]))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601">
            <text:p>1601</text:p>
          </table:table-cell>
          <table:table-cell office:value-type="string">
            <text:p>Possible to installer KeyChooser which does not compile? </text:p>
          </table:table-cell>
          <table:table-cell office:value-type="string">
            <text:p>Plugins </text:p>
          </table:table-cell>
          <table:table-cell office:value-type="string">
            <text:p>2.4.2 </text:p>
          </table:table-cell>
          <table:table-cell office:value-type="string">
            <text:p>Severe Defect </text:p>
          </table:table-cell>
          <table:table-cell table:number-columns-repeated="17"/>
          <table:table-cell table:formula="oooc:=SUM(SUM([.K165:.N165]);PRODUCT(0.5;SUM([.O165:.V165]))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568">
            <text:p>1568</text:p>
          </table:table-cell>
          <table:table-cell office:value-type="string">
            <text:p>Default settings for plremote </text:p>
          </table:table-cell>
          <table:table-cell office:value-type="string">
            <text:p>Script</text:p>
          </table:table-cell>
          <table:table-cell office:value-type="string">
            <text:p>2.4.1 </text:p>
          </table:table-cell>
          <table:table-cell office:value-type="string">
            <text:p>Annoyance </text:p>
          </table:table-cell>
          <table:table-cell table:number-columns-repeated="17"/>
          <table:table-cell table:formula="oooc:=SUM(SUM([.K166:.N166]);PRODUCT(0.5;SUM([.O166:.V166]))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85">
            <text:p>685</text:p>
          </table:table-cell>
          <table:table-cell office:value-type="string">
            <text:p>Listing of New Versions </text:p>
          </table:table-cell>
          <table:table-cell office:value-type="string">
            <text:p>Script</text:p>
          </table:table-cell>
          <table:table-cell office:value-type="string">
            <text:p>2.0.14 </text:p>
          </table:table-cell>
          <table:table-cell office:value-type="string">
            <text:p>Feature Request </text:p>
          </table:table-cell>
          <table:table-cell table:number-columns-repeated="17"/>
          <table:table-cell table:formula="oooc:=SUM(SUM([.K167:.N167]);PRODUCT(0.5;SUM([.O167:.V167]))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605">
            <text:p>1605</text:p>
          </table:table-cell>
          <table:table-cell office:value-type="string">
            <text:p>plscript missing node locking ability </text:p>
          </table:table-cell>
          <table:table-cell office:value-type="string">
            <text:p>Script</text:p>
          </table:table-cell>
          <table:table-cell office:value-type="string">
            <text:p>2.4.2 </text:p>
          </table:table-cell>
          <table:table-cell office:value-type="string">
            <text:p>Feature Request </text:p>
          </table:table-cell>
          <table:table-cell table:number-columns-repeated="17"/>
          <table:table-cell table:formula="oooc:=SUM(SUM([.K168:.N168]);PRODUCT(0.5;SUM([.O168:.V168]))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606">
            <text:p>1606</text:p>
          </table:table-cell>
          <table:table-cell office:value-type="string">
            <text:p>plscript missing "vouch" functionality </text:p>
          </table:table-cell>
          <table:table-cell office:value-type="string">
            <text:p>Script</text:p>
          </table:table-cell>
          <table:table-cell office:value-type="string">
            <text:p>2.4.2 </text:p>
          </table:table-cell>
          <table:table-cell office:value-type="string">
            <text:p>Feature Request </text:p>
          </table:table-cell>
          <table:table-cell table:number-columns-repeated="17"/>
          <table:table-cell table:formula="oooc:=SUM(SUM([.K169:.N169]);PRODUCT(0.5;SUM([.O169:.V169]))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477">
            <text:p>1477</text:p>
          </table:table-cell>
          <table:table-cell office:value-type="string">
            <text:p>Replace Jython with Jepp? </text:p>
          </table:table-cell>
          <table:table-cell office:value-type="string">
            <text:p>Script</text:p>
          </table:table-cell>
          <table:table-cell office:value-type="string">
            <text:p>2.4.1 </text:p>
          </table:table-cell>
          <table:table-cell office:value-type="string">
            <text:p>Improvement </text:p>
          </table:table-cell>
          <table:table-cell table:number-columns-repeated="17"/>
          <table:table-cell table:formula="oooc:=SUM(SUM([.K170:.N170]);PRODUCT(0.5;SUM([.O170:.V170]))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024">
            <text:p>1024</text:p>
          </table:table-cell>
          <table:table-cell office:value-type="string">
            <text:p>Windows Networking Exception </text:p>
          </table:table-cell>
          <table:table-cell office:value-type="string">
            <text:p>Server</text:p>
          </table:table-cell>
          <table:table-cell office:value-type="string">
            <text:p>2.2.1 </text:p>
          </table:table-cell>
          <table:table-cell office:value-type="string">
            <text:p>Annoyance </text:p>
          </table:table-cell>
          <table:table-cell table:number-columns-repeated="17"/>
          <table:table-cell table:formula="oooc:=SUM(SUM([.K171:.N171]);PRODUCT(0.5;SUM([.O171:.V171]))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391">
            <text:p>1391</text:p>
          </table:table-cell>
          <table:table-cell office:value-type="string">
            <text:p>Toolsets take long time to load on startup </text:p>
          </table:table-cell>
          <table:table-cell office:value-type="string">
            <text:p>Server</text:p>
          </table:table-cell>
          <table:table-cell office:value-type="string">
            <text:p>2.3.15 </text:p>
          </table:table-cell>
          <table:table-cell office:value-type="string">
            <text:p>Annoyance </text:p>
          </table:table-cell>
          <table:table-cell table:number-columns-repeated="17"/>
          <table:table-cell table:formula="oooc:=SUM(SUM([.K172:.N172]);PRODUCT(0.5;SUM([.O172:.V172]))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590">
            <text:p>1590</text:p>
          </table:table-cell>
          <table:table-cell office:value-type="string">
            <text:p>Registering an Existing File is Dubious </text:p>
          </table:table-cell>
          <table:table-cell office:value-type="string">
            <text:p>Server</text:p>
          </table:table-cell>
          <table:table-cell office:value-type="string">
            <text:p>2.4.2 </text:p>
          </table:table-cell>
          <table:table-cell office:value-type="string">
            <text:p>Annoyance </text:p>
          </table:table-cell>
          <table:table-cell table:number-columns-repeated="17"/>
          <table:table-cell table:formula="oooc:=SUM(SUM([.K173:.N173]);PRODUCT(0.5;SUM([.O173:.V173]))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025">
            <text:p>1025</text:p>
          </table:table-cell>
          <table:table-cell office:value-type="string">
            <text:p>Remote Windows Job Server Shutdown </text:p>
          </table:table-cell>
          <table:table-cell office:value-type="string">
            <text:p>Server</text:p>
          </table:table-cell>
          <table:table-cell office:value-type="string">
            <text:p>2.2.1 </text:p>
          </table:table-cell>
          <table:table-cell office:value-type="string">
            <text:p>Defect </text:p>
          </table:table-cell>
          <table:table-cell table:number-columns-repeated="17"/>
          <table:table-cell table:formula="oooc:=SUM(SUM([.K174:.N174]);PRODUCT(0.5;SUM([.O174:.V174]))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323">
            <text:p>1323</text:p>
          </table:table-cell>
          <table:table-cell office:value-type="string">
            <text:p>System Load on Windows Inconsistent with Unix Load </text:p>
          </table:table-cell>
          <table:table-cell office:value-type="string">
            <text:p>Server</text:p>
          </table:table-cell>
          <table:table-cell office:value-type="string">
            <text:p>2.3.13 </text:p>
          </table:table-cell>
          <table:table-cell office:value-type="string">
            <text:p>Defect </text:p>
          </table:table-cell>
          <table:table-cell table:number-columns-repeated="17"/>
          <table:table-cell table:formula="oooc:=SUM(SUM([.K175:.N175]);PRODUCT(0.5;SUM([.O175:.V175]))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421">
            <text:p>1421</text:p>
          </table:table-cell>
          <table:table-cell office:value-type="string">
            <text:p>Symlinks to Target are not relative </text:p>
          </table:table-cell>
          <table:table-cell office:value-type="string">
            <text:p>Server</text:p>
          </table:table-cell>
          <table:table-cell office:value-type="string">
            <text:p>2.3.15 </text:p>
          </table:table-cell>
          <table:table-cell office:value-type="string">
            <text:p>Defect </text:p>
          </table:table-cell>
          <table:table-cell table:number-columns-repeated="17"/>
          <table:table-cell table:formula="oooc:=SUM(SUM([.K176:.N176]);PRODUCT(0.5;SUM([.O176:.V176]))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495">
            <text:p>1495</text:p>
          </table:table-cell>
          <table:table-cell office:value-type="string">
            <text:p>KeyChooser Plugin Updates </text:p>
          </table:table-cell>
          <table:table-cell office:value-type="string">
            <text:p>Server</text:p>
          </table:table-cell>
          <table:table-cell office:value-type="string">
            <text:p>2.4.1 </text:p>
          </table:table-cell>
          <table:table-cell office:value-type="string">
            <text:p>Defect </text:p>
          </table:table-cell>
          <table:table-cell table:number-columns-repeated="17"/>
          <table:table-cell table:formula="oooc:=SUM(SUM([.K177:.N177]);PRODUCT(0.5;SUM([.O177:.V177]))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700">
            <text:p>700</text:p>
          </table:table-cell>
          <table:table-cell office:value-type="string">
            <text:p>Secondary Queue Managers </text:p>
          </table:table-cell>
          <table:table-cell office:value-type="string">
            <text:p>Server</text:p>
          </table:table-cell>
          <table:table-cell office:value-type="string">
            <text:p>2.0.17 </text:p>
          </table:table-cell>
          <table:table-cell office:value-type="string">
            <text:p>Feature Request </text:p>
          </table:table-cell>
          <table:table-cell table:number-columns-repeated="17"/>
          <table:table-cell table:formula="oooc:=SUM(SUM([.K178:.N178]);PRODUCT(0.5;SUM([.O178:.V178]))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706">
            <text:p>706</text:p>
          </table:table-cell>
          <table:table-cell office:value-type="string">
            <text:p>Redundant Master Servers </text:p>
          </table:table-cell>
          <table:table-cell office:value-type="string">
            <text:p>Server</text:p>
          </table:table-cell>
          <table:table-cell office:value-type="string">
            <text:p>2.0.16 </text:p>
          </table:table-cell>
          <table:table-cell office:value-type="string">
            <text:p>Feature Request </text:p>
          </table:table-cell>
          <table:table-cell table:number-columns-repeated="17"/>
          <table:table-cell table:formula="oooc:=SUM(SUM([.K179:.N179]);PRODUCT(0.5;SUM([.O179:.V179]))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736">
            <text:p>736</text:p>
          </table:table-cell>
          <table:table-cell office:value-type="string">
            <text:p>E-Mail Logging </text:p>
          </table:table-cell>
          <table:table-cell office:value-type="string">
            <text:p>Server</text:p>
          </table:table-cell>
          <table:table-cell office:value-type="string">
            <text:p>2.0.18 </text:p>
          </table:table-cell>
          <table:table-cell office:value-type="string">
            <text:p>Feature Request </text:p>
          </table:table-cell>
          <table:table-cell table:number-columns-repeated="17"/>
          <table:table-cell table:formula="oooc:=SUM(SUM([.K180:.N180]);PRODUCT(0.5;SUM([.O180:.V180]))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940">
            <text:p>940</text:p>
          </table:table-cell>
          <table:table-cell office:value-type="string">
            <text:p>Distributed File Manager </text:p>
          </table:table-cell>
          <table:table-cell office:value-type="string">
            <text:p>Server</text:p>
          </table:table-cell>
          <table:table-cell office:value-type="string">
            <text:p>2.1.8 </text:p>
          </table:table-cell>
          <table:table-cell office:value-type="string">
            <text:p>Feature Request </text:p>
          </table:table-cell>
          <table:table-cell table:number-columns-repeated="17"/>
          <table:table-cell table:formula="oooc:=SUM(SUM([.K181:.N181]);PRODUCT(0.5;SUM([.O181:.V181]))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945">
            <text:p>945</text:p>
          </table:table-cell>
          <table:table-cell office:value-type="string">
            <text:p>PluginMgr Plugin Name Verification at Startup </text:p>
          </table:table-cell>
          <table:table-cell office:value-type="string">
            <text:p>Server</text:p>
          </table:table-cell>
          <table:table-cell office:value-type="string">
            <text:p>2.1.9 </text:p>
          </table:table-cell>
          <table:table-cell office:value-type="string">
            <text:p>Feature Request </text:p>
          </table:table-cell>
          <table:table-cell table:number-columns-repeated="17"/>
          <table:table-cell table:formula="oooc:=SUM(SUM([.K182:.N182]);PRODUCT(0.5;SUM([.O182:.V182]))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975">
            <text:p>975</text:p>
          </table:table-cell>
          <table:table-cell office:value-type="string">
            <text:p>Clean Unused Toolsets </text:p>
          </table:table-cell>
          <table:table-cell office:value-type="string">
            <text:p>Server</text:p>
          </table:table-cell>
          <table:table-cell office:value-type="string">
            <text:p>2.1.9 </text:p>
          </table:table-cell>
          <table:table-cell office:value-type="string">
            <text:p>Feature Request </text:p>
          </table:table-cell>
          <table:table-cell table:number-columns-repeated="17"/>
          <table:table-cell table:formula="oooc:=SUM(SUM([.K183:.N183]);PRODUCT(0.5;SUM([.O183:.V183]))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142">
            <text:p>1142</text:p>
          </table:table-cell>
          <table:table-cell office:value-type="string">
            <text:p>Queue Database Backup </text:p>
          </table:table-cell>
          <table:table-cell office:value-type="string">
            <text:p>Server</text:p>
          </table:table-cell>
          <table:table-cell office:value-type="string">
            <text:p>2.3.3 </text:p>
          </table:table-cell>
          <table:table-cell office:value-type="string">
            <text:p>Feature Request </text:p>
          </table:table-cell>
          <table:table-cell table:number-columns-repeated="17"/>
          <table:table-cell table:formula="oooc:=SUM(SUM([.K184:.N184]);PRODUCT(0.5;SUM([.O184:.V184]))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318">
            <text:p>1318</text:p>
          </table:table-cell>
          <table:table-cell office:value-type="string">
            <text:p>rendering exclusively on machines </text:p>
          </table:table-cell>
          <table:table-cell office:value-type="string">
            <text:p>Server</text:p>
          </table:table-cell>
          <table:table-cell office:value-type="string">
            <text:p>2.3.8 </text:p>
          </table:table-cell>
          <table:table-cell office:value-type="string">
            <text:p>Feature Request </text:p>
          </table:table-cell>
          <table:table-cell table:number-columns-repeated="17"/>
          <table:table-cell table:formula="oooc:=SUM(SUM([.K185:.N185]);PRODUCT(0.5;SUM([.O185:.V185]))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335">
            <text:p>1335</text:p>
          </table:table-cell>
          <table:table-cell office:value-type="string">
            <text:p>Access to scratch files across the network </text:p>
          </table:table-cell>
          <table:table-cell office:value-type="string">
            <text:p>Server</text:p>
          </table:table-cell>
          <table:table-cell office:value-type="string">
            <text:p>2.3.13 </text:p>
          </table:table-cell>
          <table:table-cell office:value-type="string">
            <text:p>Feature Request </text:p>
          </table:table-cell>
          <table:table-cell table:number-columns-repeated="17"/>
          <table:table-cell table:formula="oooc:=SUM(SUM([.K186:.N186]);PRODUCT(0.5;SUM([.O186:.V186]))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346">
            <text:p>1346</text:p>
          </table:table-cell>
          <table:table-cell office:value-type="string">
            <text:p>Offline Cache should have saved state most of the time </text:p>
          </table:table-cell>
          <table:table-cell office:value-type="string">
            <text:p>Server</text:p>
          </table:table-cell>
          <table:table-cell office:value-type="string">
            <text:p>2.3.13 </text:p>
          </table:table-cell>
          <table:table-cell office:value-type="string">
            <text:p>Feature Request </text:p>
          </table:table-cell>
          <table:table-cell table:number-columns-repeated="17"/>
          <table:table-cell table:formula="oooc:=SUM(SUM([.K187:.N187]);PRODUCT(0.5;SUM([.O187:.V187]))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613">
            <text:p>1613</text:p>
          </table:table-cell>
          <table:table-cell office:value-type="string">
            <text:p>Job Dispatch Revisited</text:p>
          </table:table-cell>
          <table:table-cell office:value-type="string">
            <text:p>Server</text:p>
          </table:table-cell>
          <table:table-cell table:style-name="ce7" office:value-type="string">
            <text:p>2.4.3 </text:p>
          </table:table-cell>
          <table:table-cell office:value-type="string">
            <text:p>Feature Request </text:p>
          </table:table-cell>
          <table:table-cell table:number-columns-repeated="5"/>
          <table:table-cell table:number-columns-repeated="4"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7"/>
          <table:table-cell table:formula="oooc:=SUM(SUM([.K188:.N188]);PRODUCT(0.5;SUM([.O188:.V188])))" office:value-type="float" office:value="18.5">
            <text:p>18.5</text:p>
          </table:table-cell>
          <table:table-cell/>
        </table:table-row>
        <table:table-row table:style-name="ro1">
          <table:table-cell office:value-type="float" office:value="962">
            <text:p>962</text:p>
          </table:table-cell>
          <table:table-cell office:value-type="string">
            <text:p>Node Locks should be Interruptible </text:p>
          </table:table-cell>
          <table:table-cell office:value-type="string">
            <text:p>Server</text:p>
          </table:table-cell>
          <table:table-cell office:value-type="string">
            <text:p>2.1.9 </text:p>
          </table:table-cell>
          <table:table-cell office:value-type="string">
            <text:p>Improvement </text:p>
          </table:table-cell>
          <table:table-cell table:number-columns-repeated="17"/>
          <table:table-cell table:formula="oooc:=SUM(SUM([.K189:.N189]);PRODUCT(0.5;SUM([.O189:.V189]))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138">
            <text:p>1138</text:p>
          </table:table-cell>
          <table:table-cell office:value-type="string">
            <text:p>Repository File Testing Speedups </text:p>
          </table:table-cell>
          <table:table-cell office:value-type="string">
            <text:p>Server</text:p>
          </table:table-cell>
          <table:table-cell office:value-type="string">
            <text:p>2.3.3 </text:p>
          </table:table-cell>
          <table:table-cell office:value-type="string">
            <text:p>Improvement </text:p>
          </table:table-cell>
          <table:table-cell table:number-columns-repeated="17"/>
          <table:table-cell table:formula="oooc:=SUM(SUM([.K190:.N190]);PRODUCT(0.5;SUM([.O190:.V190]))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139">
            <text:p>1139</text:p>
          </table:table-cell>
          <table:table-cell office:value-type="string">
            <text:p>Repository File Comparisons </text:p>
          </table:table-cell>
          <table:table-cell office:value-type="string">
            <text:p>Server</text:p>
          </table:table-cell>
          <table:table-cell office:value-type="string">
            <text:p>2.3.3 </text:p>
          </table:table-cell>
          <table:table-cell office:value-type="string">
            <text:p>Improvement </text:p>
          </table:table-cell>
          <table:table-cell table:number-columns-repeated="17"/>
          <table:table-cell table:formula="oooc:=SUM(SUM([.K191:.N191]);PRODUCT(0.5;SUM([.O191:.V191]))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304">
            <text:p>1304</text:p>
          </table:table-cell>
          <table:table-cell office:value-type="string">
            <text:p>Add support for Mac based NAS file server </text:p>
          </table:table-cell>
          <table:table-cell office:value-type="string">
            <text:p>Server</text:p>
          </table:table-cell>
          <table:table-cell office:value-type="string">
            <text:p>2.3.11 </text:p>
          </table:table-cell>
          <table:table-cell office:value-type="string">
            <text:p>Improvement </text:p>
          </table:table-cell>
          <table:table-cell table:number-columns-repeated="17"/>
          <table:table-cell table:formula="oooc:=SUM(SUM([.K192:.N192]);PRODUCT(0.5;SUM([.O192:.V192]))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347">
            <text:p>1347</text:p>
          </table:table-cell>
          <table:table-cell office:value-type="string">
            <text:p>Faster Downstream Links Cache Rebuilding </text:p>
          </table:table-cell>
          <table:table-cell office:value-type="string">
            <text:p>Server</text:p>
          </table:table-cell>
          <table:table-cell office:value-type="string">
            <text:p>2.3.12 </text:p>
          </table:table-cell>
          <table:table-cell office:value-type="string">
            <text:p>Improvement </text:p>
          </table:table-cell>
          <table:table-cell table:number-columns-repeated="17"/>
          <table:table-cell table:formula="oooc:=SUM(SUM([.K193:.N193]);PRODUCT(0.5;SUM([.O193:.V193]))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348">
            <text:p>1348</text:p>
          </table:table-cell>
          <table:table-cell office:value-type="string">
            <text:p>Multi-threaded Cache Rebuilding </text:p>
          </table:table-cell>
          <table:table-cell office:value-type="string">
            <text:p>Server</text:p>
          </table:table-cell>
          <table:table-cell office:value-type="string">
            <text:p>2.3.12 </text:p>
          </table:table-cell>
          <table:table-cell office:value-type="string">
            <text:p>Improvement </text:p>
          </table:table-cell>
          <table:table-cell table:number-columns-repeated="17"/>
          <table:table-cell table:formula="oooc:=SUM(SUM([.K194:.N194]);PRODUCT(0.5;SUM([.O194:.V194]))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586">
            <text:p>1586</text:p>
          </table:table-cell>
          <table:table-cell office:value-type="string">
            <text:p>Job Killing Signals </text:p>
          </table:table-cell>
          <table:table-cell office:value-type="string">
            <text:p>Server</text:p>
          </table:table-cell>
          <table:table-cell office:value-type="string">
            <text:p>2.4.2 </text:p>
          </table:table-cell>
          <table:table-cell office:value-type="string">
            <text:p>Improvement </text:p>
          </table:table-cell>
          <table:table-cell table:number-columns-repeated="17"/>
          <table:table-cell table:formula="oooc:=SUM(SUM([.K195:.N195]);PRODUCT(0.5;SUM([.O195:.V195])))" office:value-type="float" office:value="0">
            <text:p>0</text:p>
          </table:table-cell>
          <table:table-cell/>
        </table:table-row>
      </table:table>
      <table:table table:name="Sheet1" table:style-name="ta1" table:print="false">
        <table:table-column table:style-name="co8" table:default-cell-style-name="Default"/>
        <table:table-row table:style-name="ro1">
          <table:table-cell/>
        </table:table-row>
      </table:table>
      <table:table table:name="Sheet2" table:style-name="ta1" table:print="false">
        <table:table-column table:style-name="co8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8" table:default-cell-style-name="Default"/>
        <table:table-row table:style-name="ro1">
          <table:table-cell/>
        </table:table-row>
      </table:table>
      <table:database-ranges>
        <table:database-range table:target-range-address="Sheet1_3.A3:Sheet1_3.V195" table:contains-header="false">
          <table:sort>
            <table:sort-by table:field-number="2" table:data-type="automatic"/>
            <table:sort-by table:field-number="4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lbany AMT" svg:font-family="'Albany AMT'" style:font-family-generic="swiss" style:font-pitch="variable"/>
    <style:font-face style:name="Albany AMT1" svg:font-family="'Albany AMT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lbany AMT" fo:language="en" fo:country="US" style:font-name-asian="Albany AMT1" style:language-asian="en" style:country-asian="US" style:font-name-complex="Albany AMT1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6-16">06/16/2008</text:date>, <text:time>21:28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meta:creation-date>2008-06-16T18:12:20</meta:creation-date>
    <dc:date>2008-06-16T21:28:49</dc:date>
    <dc:language>en-US</dc:language>
    <meta:editing-cycles>15</meta:editing-cycles>
    <meta:editing-duration>PT3H12M18S</meta:editing-duration>
    <meta:user-defined meta:name="Info 1"/>
    <meta:user-defined meta:name="Info 2"/>
    <meta:user-defined meta:name="Info 3"/>
    <meta:user-defined meta:name="Info 4"/>
    <meta:document-statistic meta:table-count="5" meta:cell-count="1275"/>
  </office:meta>
</office:document-meta>
</file>